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hyperlinks</text:p>
          </table:table-cell>
          <table:table-cell table:style-name="ce1" office:value-type="string">
            <text:p>bigWords</text:p>
          </table:table-cell>
          <table:table-cell table:style-name="ce1" office:value-type="string">
            <text:p>numbers</text:p>
          </table:table-cell>
          <table:table-cell table:style-name="ce1" office:value-type="string">
            <text:p>singleNumbers</text:p>
          </table:table-cell>
          <table:table-cell table:style-name="ce1" office:value-type="string">
            <text:p>shortSms</text:p>
          </table:table-cell>
          <table:table-cell table:style-name="ce1" office:value-type="string">
            <text:p>exclamations</text:p>
          </table:table-cell>
          <table:table-cell table:style-name="ce1" office:value-type="string">
            <text:p>exclamationsGroup</text:p>
          </table:table-cell>
          <table:table-cell table:style-name="ce1" office:value-type="string">
            <text:p>money</text:p>
          </table:table-cell>
          <table:table-cell table:style-name="ce1" office:value-type="string">
            <text:p>brackets</text:p>
          </table:table-cell>
          <table:table-cell table:style-name="ce1" office:value-type="string">
            <text:p>mistakes</text:p>
          </table:table-cell>
          <table:table-cell table:style-name="ce1" office:value-type="string">
            <text:p>friends</text:p>
          </table:table-cell>
          <table:table-cell table:style-name="ce1" office:value-type="string">
            <text:p>mail1</text:p>
          </table:table-cell>
          <table:table-cell table:style-name="ce1" office:value-type="string">
            <text:p>mail2</text:p>
          </table:table-cell>
          <table:table-cell table:style-name="ce1" office:value-type="string">
            <text:p>href</text:p>
          </table:table-cell>
          <table:table-cell table:style-name="ce1" office:value-type="string">
            <text:p>people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hello</text:p>
          </table:table-cell>
          <table:table-cell table:style-name="ce1" office:value-type="string">
            <text:p>break</text:p>
          </table:table-cell>
          <table:table-cell table:style-name="ce1" office:value-type="string">
            <text:p>networks</text:p>
          </table:table-cell>
          <table:table-cell table:style-name="ce1" office:value-type="string">
            <text:p>free</text:p>
          </table:table-cell>
          <table:table-cell table:style-name="ce1" office:value-type="string">
            <text:p>lots</text:p>
          </table:table-cell>
          <table:table-cell table:style-name="ce1" office:value-type="string">
            <text:p>rating</text:p>
          </table:table-cell>
          <table:table-cell table:style-name="ce1" office:value-type="string">
            <text:p>admin</text:p>
          </table:table-cell>
          <table:table-cell table:style-name="ce1" office:value-type="string">
            <text:p>request</text:p>
          </table:table-cell>
          <table:table-cell table:style-name="ce1" office:value-type="string">
            <text:p>photo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way</text:p>
          </table:table-cell>
          <table:table-cell table:style-name="ce1" office:value-type="string">
            <text:p>bill</text:p>
          </table:table-cell>
          <table:table-cell table:style-name="ce1" office:value-type="string">
            <text:p>needhelp</text:p>
          </table:table-cell>
          <table:table-cell table:style-name="ce1" office:value-type="string">
            <text:p>triple0</text:p>
          </table:table-cell>
          <table:table-cell table:style-name="ce1" office:value-type="string">
            <text:p>triple1</text:p>
          </table:table-cell>
          <table:table-cell table:style-name="ce1" office:value-type="string">
            <text:p>triple2</text:p>
          </table:table-cell>
          <table:table-cell table:style-name="ce1" office:value-type="string">
            <text:p>triple3</text:p>
          </table:table-cell>
          <table:table-cell table:style-name="ce1" office:value-type="string">
            <text:p>triple4</text:p>
          </table:table-cell>
          <table:table-cell table:style-name="ce1" office:value-type="string">
            <text:p>triple5</text:p>
          </table:table-cell>
          <table:table-cell table:style-name="ce1" office:value-type="string">
            <text:p>triple6</text:p>
          </table:table-cell>
          <table:table-cell table:style-name="ce1" office:value-type="string">
            <text:p>triple7</text:p>
          </table:table-cell>
          <table:table-cell table:style-name="ce1" office:value-type="string">
            <text:p>triple8</text:p>
          </table:table-cell>
          <table:table-cell table:style-name="ce1" office:value-type="string">
            <text:p>triple9</text:p>
          </table:table-cell>
          <table:table-cell table:style-name="ce1"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818181818181818">
            <text:p>0.8181818182</text:p>
          </table:table-cell>
          <table:table-cell office:value-type="float" office:value="0.181818181818182">
            <text:p>0.18181818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909090909090909">
            <text:p>0.0909090909</text:p>
          </table:table-cell>
          <table:table-cell table:number-columns-repeated="8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5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909090909090909">
            <text:p>0.0909090909</text:p>
          </table:table-cell>
          <table:table-cell table:number-columns-repeated="4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1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1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42857142857143">
            <text:p>0.1428571429</text:p>
          </table:table-cell>
          <table:table-cell table:number-columns-repeated="8"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table:number-columns-repeated="2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16666666666667">
            <text:p>0.0416666667</text:p>
          </table:table-cell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6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8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6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7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table:number-columns-repeated="2" office:value-type="float" office:value="0.0217391304347826">
            <text:p>0.02173913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217391304347826">
            <text:p>0.02173913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7391304347826">
            <text:p>0.0217391304</text:p>
          </table:table-cell>
          <table:table-cell table:number-columns-repeated="7" office:value-type="float" office:value="0">
            <text:p>0</text:p>
          </table:table-cell>
          <table:table-cell office:value-type="float" office:value="0.0217391304347826">
            <text:p>0.021739130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909090909090909">
            <text:p>0.0909090909</text:p>
          </table:table-cell>
          <table:table-cell table:number-columns-repeated="4"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6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25">
            <text:p>0.125</text:p>
          </table:table-cell>
          <table:table-cell table:number-columns-repeated="8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8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1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14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14"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table:number-columns-repeated="1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2" office:value-type="float" office:value="0.0327868852459016">
            <text:p>0.0327868852</text:p>
          </table:table-cell>
          <table:table-cell office:value-type="float" office:value="0">
            <text:p>0</text:p>
          </table:table-cell>
          <table:table-cell office:value-type="float" office:value="0.131147540983607">
            <text:p>0.131147541</text:p>
          </table:table-cell>
          <table:table-cell office:value-type="float" office:value="0">
            <text:p>0</text:p>
          </table:table-cell>
          <table:table-cell office:value-type="float" office:value="0.0327868852459016">
            <text:p>0.0327868852</text:p>
          </table:table-cell>
          <table:table-cell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4" office:value-type="float" office:value="0">
            <text:p>0</text:p>
          </table:table-cell>
          <table:table-cell office:value-type="float" office:value="0.0655737704918033">
            <text:p>0.0655737705</text:p>
          </table:table-cell>
          <table:table-cell table:number-columns-repeated="5" office:value-type="float" office:value="0">
            <text:p>0</text:p>
          </table:table-cell>
          <table:table-cell office:value-type="float" office:value="0.0327868852459016">
            <text:p>0.0327868852</text:p>
          </table:table-cell>
          <table:table-cell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7868852459016">
            <text:p>0.032786885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office:value-type="float" office:value="0.0327868852459016">
            <text:p>0.03278688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5737704918033">
            <text:p>0.0655737705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 office:value-type="float" office:value="1.6875">
            <text:p>1.687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 table:number-columns-repeated="7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table:number-columns-repeated="5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3125">
            <text:p>0.03125</text:p>
          </table:table-cell>
          <table:table-cell table:number-columns-repeated="6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46875">
            <text:p>0.05468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625">
            <text:p>0.015625</text:p>
          </table:table-cell>
          <table:table-cell table:number-columns-repeated="5" office:value-type="float" office:value="0">
            <text:p>0</text:p>
          </table:table-cell>
          <table:table-cell office:value-type="float" office:value="0.0546875">
            <text:p>0.054687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office:value-type="float" office:value="0.015625">
            <text:p>0.015625</text:p>
          </table:table-cell>
          <table:table-cell office:value-type="float" office:value="0.0078125">
            <text:p>0.0078125</text:p>
          </table:table-cell>
          <table:table-cell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office:value-type="float" office:value="0.015625">
            <text:p>0.015625</text:p>
          </table:table-cell>
          <table:table-cell table:number-columns-repeated="6"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1.875">
            <text:p>1.875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0.111111111111111">
            <text:p>0.1111111111</text:p>
          </table:table-cell>
          <table:table-cell table:number-columns-repeated="2" office:value-type="float" office:value="0.0666666666666667">
            <text:p>0.0666666667</text:p>
          </table:table-cell>
          <table:table-cell office:value-type="float" office:value="0.0444444444444445">
            <text:p>0.0444444444</text:p>
          </table:table-cell>
          <table:table-cell table:number-columns-repeated="9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office:value-type="float" office:value="0.0222222222222222">
            <text:p>0.022222222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office:value-type="float" office:value="0">
            <text:p>0</text:p>
          </table:table-cell>
          <table:table-cell table:number-columns-repeated="3" office:value-type="float" office:value="0.0222222222222222">
            <text:p>0.0222222222</text:p>
          </table:table-cell>
          <table:table-cell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188679245283019">
            <text:p>0.0188679245</text:p>
          </table:table-cell>
          <table:table-cell table:number-columns-repeated="7" office:value-type="float" office:value="0">
            <text:p>0</text:p>
          </table:table-cell>
          <table:table-cell office:value-type="float" office:value="0.0188679245283019">
            <text:p>0.0188679245</text:p>
          </table:table-cell>
          <table:table-cell office:value-type="float" office:value="0.00943396226415094">
            <text:p>0.0094339623</text:p>
          </table:table-cell>
          <table:table-cell office:value-type="float" office:value="0.0283018867924528">
            <text:p>0.0283018868</text:p>
          </table:table-cell>
          <table:table-cell office:value-type="float" office:value="0">
            <text:p>0</text:p>
          </table:table-cell>
          <table:table-cell office:value-type="float" office:value="0.0471698113207547">
            <text:p>0.04716981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table:number-columns-repeated="4" office:value-type="float" office:value="0">
            <text:p>0</text:p>
          </table:table-cell>
          <table:table-cell office:value-type="float" office:value="0.0377358490566038">
            <text:p>0.037735849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office:value-type="float" office:value="0">
            <text:p>0</text:p>
          </table:table-cell>
          <table:table-cell office:value-type="float" office:value="0.0188679245283019">
            <text:p>0.0188679245</text:p>
          </table:table-cell>
          <table:table-cell table:number-columns-repeated="6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40740740740741">
            <text:p>0.0740740741</text:p>
          </table:table-cell>
          <table:table-cell office:value-type="float" office:value="0.0296296296296296">
            <text:p>0.0296296296</text:p>
          </table:table-cell>
          <table:table-cell office:value-type="float" office:value="0.0222222222222222">
            <text:p>0.0222222222</text:p>
          </table:table-cell>
          <table:table-cell office:value-type="float" office:value="0.00740740740740741">
            <text:p>0.0074074074</text:p>
          </table:table-cell>
          <table:table-cell office:value-type="float" office:value="0.0148148148148148">
            <text:p>0.0148148148</text:p>
          </table:table-cell>
          <table:table-cell office:value-type="float" office:value="0">
            <text:p>0</text:p>
          </table:table-cell>
          <table:table-cell office:value-type="float" office:value="0.00740740740740741">
            <text:p>0.007407407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office:value-type="float" office:value="0">
            <text:p>0</text:p>
          </table:table-cell>
          <table:table-cell table:number-columns-repeated="3" office:value-type="float" office:value="0.00740740740740741">
            <text:p>0.0074074074</text:p>
          </table:table-cell>
          <table:table-cell office:value-type="float" office:value="0">
            <text:p>0</text:p>
          </table:table-cell>
          <table:table-cell office:value-type="float" office:value="0.0148148148148148">
            <text:p>0.01481481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40740740740741">
            <text:p>0.007407407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40740740740741">
            <text:p>0.0074074074</text:p>
          </table:table-cell>
          <table:table-cell office:value-type="float" office:value="0">
            <text:p>0</text:p>
          </table:table-cell>
          <table:table-cell office:value-type="float" office:value="0.0148148148148148">
            <text:p>0.0148148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8148148148148">
            <text:p>0.01481481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0740740740740741">
            <text:p>0.0074074074</text:p>
          </table:table-cell>
          <table:table-cell office:value-type="float" office:value="0.0148148148148148">
            <text:p>0.0148148148</text:p>
          </table:table-cell>
          <table:table-cell table:number-columns-repeated="4" office:value-type="float" office:value="0">
            <text:p>0</text:p>
          </table:table-cell>
          <table:table-cell office:value-type="float" office:value="0.00740740740740741">
            <text:p>0.0074074074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69565217391304">
            <text:p>0.0869565217</text:p>
          </table:table-cell>
          <table:table-cell table:number-columns-repeated="4" office:value-type="float" office:value="0.0434782608695652">
            <text:p>0.0434782609</text:p>
          </table:table-cell>
          <table:table-cell table:number-columns-repeated="7"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5" office:value-type="float" office:value="0">
            <text:p>0</text:p>
          </table:table-cell>
          <table:table-cell office:value-type="float" office:value="0.0869565217391304">
            <text:p>0.0869565217</text:p>
          </table:table-cell>
          <table:table-cell table:number-columns-repeated="8"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7"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705882352941177">
            <text:p>0.0705882353</text:p>
          </table:table-cell>
          <table:table-cell office:value-type="float" office:value="0.0352941176470588">
            <text:p>0.0352941176</text:p>
          </table:table-cell>
          <table:table-cell office:value-type="float" office:value="0.0117647058823529">
            <text:p>0.0117647059</text:p>
          </table:table-cell>
          <table:table-cell office:value-type="float" office:value="0.0705882352941177">
            <text:p>0.0705882353</text:p>
          </table:table-cell>
          <table:table-cell office:value-type="float" office:value="0">
            <text:p>0</text:p>
          </table:table-cell>
          <table:table-cell office:value-type="float" office:value="0.0117647058823529">
            <text:p>0.011764705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7647058823529">
            <text:p>0.011764705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2941176470588">
            <text:p>0.0352941176</text:p>
          </table:table-cell>
          <table:table-cell table:number-columns-repeated="12" office:value-type="float" office:value="0">
            <text:p>0</text:p>
          </table:table-cell>
          <table:table-cell office:value-type="float" office:value="0.0117647058823529">
            <text:p>0.011764705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52941176470588">
            <text:p>0.035294117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7647058823529">
            <text:p>0.011764705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7647058823529">
            <text:p>0.0117647059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45454545454545">
            <text:p>0.0545454545</text:p>
          </table:table-cell>
          <table:table-cell office:value-type="float" office:value="0.109090909090909">
            <text:p>0.1090909091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218181818181818">
            <text:p>0.2181818182</text:p>
          </table:table-cell>
          <table:table-cell office:value-type="float" office:value="0.0363636363636364">
            <text:p>0.036363636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1818181818182">
            <text:p>0.0181818182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81818181818182">
            <text:p>0.01818181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1818181818182">
            <text:p>0.0181818182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office:value-type="float" office:value="0.0714285714285714">
            <text:p>0.0714285714</text:p>
          </table:table-cell>
          <table:table-cell office:value-type="float" office:value="0.0357142857142857">
            <text:p>0.0357142857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office:value-type="float" office:value="0">
            <text:p>0</text:p>
          </table:table-cell>
          <table:table-cell office:value-type="float" office:value="0.107142857142857">
            <text:p>0.107142857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0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27868852459016">
            <text:p>0.0327868852</text:p>
          </table:table-cell>
          <table:table-cell office:value-type="float" office:value="0.0819672131147541">
            <text:p>0.0819672131</text:p>
          </table:table-cell>
          <table:table-cell office:value-type="float" office:value="0.163934426229508">
            <text:p>0.1639344262</text:p>
          </table:table-cell>
          <table:table-cell office:value-type="float" office:value="0.0491803278688525">
            <text:p>0.0491803279</text:p>
          </table:table-cell>
          <table:table-cell office:value-type="float" office:value="0.0163934426229508">
            <text:p>0.0163934426</text:p>
          </table:table-cell>
          <table:table-cell office:value-type="float" office:value="0.0491803278688525">
            <text:p>0.0491803279</text:p>
          </table:table-cell>
          <table:table-cell table:number-columns-repeated="3" office:value-type="float" office:value="0">
            <text:p>0</text:p>
          </table:table-cell>
          <table:table-cell office:value-type="float" office:value="0.147540983606557">
            <text:p>0.1475409836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10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.0198019801980198">
            <text:p>0.01980198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019801980198">
            <text:p>0.01980198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8019801980198">
            <text:p>0.01980198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7029702970297">
            <text:p>0.02970297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99009900990099">
            <text:p>0.0099009901</text:p>
          </table:table-cell>
          <table:table-cell table:number-columns-repeated="6" office:value-type="float" office:value="0">
            <text:p>0</text:p>
          </table:table-cell>
          <table:table-cell office:value-type="float" office:value="0.0198019801980198">
            <text:p>0.0198019802</text:p>
          </table:table-cell>
          <table:table-cell office:value-type="float" office:value="0">
            <text:p>0</text:p>
          </table:table-cell>
          <table:table-cell office:value-type="float" office:value="0.0297029702970297">
            <text:p>0.02970297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9009900990099">
            <text:p>0.0099009901</text:p>
          </table:table-cell>
          <table:table-cell office:value-type="float" office:value="0">
            <text:p>0</text:p>
          </table:table-cell>
          <table:table-cell office:value-type="float" office:value="0.0099009900990099">
            <text:p>0.00990099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019801980198">
            <text:p>0.0198019802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689655172413793">
            <text:p>0.0689655172</text:p>
          </table:table-cell>
          <table:table-cell office:value-type="float" office:value="0">
            <text:p>0</text:p>
          </table:table-cell>
          <table:table-cell office:value-type="float" office:value="0.103448275862069">
            <text:p>0.103448275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office:value-type="float" office:value="0">
            <text:p>0</text:p>
          </table:table-cell>
          <table:table-cell office:value-type="float" office:value="0.0689655172413793">
            <text:p>0.0689655172</text:p>
          </table:table-cell>
          <table:table-cell office:value-type="float" office:value="0">
            <text:p>0</text:p>
          </table:table-cell>
          <table:table-cell office:value-type="float" office:value="0.0689655172413793">
            <text:p>0.068965517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2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34375">
            <text:p>0.0234375</text:p>
          </table:table-cell>
          <table:table-cell office:value-type="float" office:value="0.015625">
            <text:p>0.015625</text:p>
          </table:table-cell>
          <table:table-cell office:value-type="float" office:value="0.046875">
            <text:p>0.046875</text:p>
          </table:table-cell>
          <table:table-cell office:value-type="float" office:value="0.0078125">
            <text:p>0.0078125</text:p>
          </table:table-cell>
          <table:table-cell table:number-columns-repeated="5" office:value-type="float" office:value="0">
            <text:p>0</text:p>
          </table:table-cell>
          <table:table-cell office:value-type="float" office:value="0.046875">
            <text:p>0.04687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625">
            <text:p>0.015625</text:p>
          </table:table-cell>
          <table:table-cell table:number-columns-repeated="12" office:value-type="float" office:value="0">
            <text:p>0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.0078125">
            <text:p>0.0078125</text:p>
          </table:table-cell>
          <table:table-cell office:value-type="float" office:value="0">
            <text:p>0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25">
            <text:p>0.25</text:p>
          </table:table-cell>
          <table:table-cell table:number-columns-repeated="8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89189189189189">
            <text:p>0.1891891892</text:p>
          </table:table-cell>
          <table:table-cell office:value-type="float" office:value="0">
            <text:p>0</text:p>
          </table:table-cell>
          <table:table-cell office:value-type="float" office:value="0.162162162162162">
            <text:p>0.1621621622</text:p>
          </table:table-cell>
          <table:table-cell office:value-type="float" office:value="0.027027027027027">
            <text:p>0.027027027</text:p>
          </table:table-cell>
          <table:table-cell table:number-columns-repeated="5" office:value-type="float" office:value="0">
            <text:p>0</text:p>
          </table:table-cell>
          <table:table-cell office:value-type="float" office:value="0.45945945945946">
            <text:p>0.459459459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66666666666667">
            <text:p>0.1666666667</text:p>
          </table:table-cell>
          <table:table-cell table:number-columns-repeated="8"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2"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625">
            <text:p>0.06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1875">
            <text:p>0.187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2" office:value-type="float" office:value="0.0636363636363636">
            <text:p>0.0636363636</text:p>
          </table:table-cell>
          <table:table-cell office:value-type="float" office:value="0.0363636363636364">
            <text:p>0.0363636364</text:p>
          </table:table-cell>
          <table:table-cell office:value-type="float" office:value="0.00909090909090909">
            <text:p>0.0090909091</text:p>
          </table:table-cell>
          <table:table-cell office:value-type="float" office:value="0">
            <text:p>0</text:p>
          </table:table-cell>
          <table:table-cell office:value-type="float" office:value="0.0181818181818182">
            <text:p>0.018181818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00909090909090909">
            <text:p>0.0090909091</text:p>
          </table:table-cell>
          <table:table-cell table:number-columns-repeated="9" office:value-type="float" office:value="0">
            <text:p>0</text:p>
          </table:table-cell>
          <table:table-cell office:value-type="float" office:value="0.00909090909090909">
            <text:p>0.0090909091</text:p>
          </table:table-cell>
          <table:table-cell office:value-type="float" office:value="0.0181818181818182">
            <text:p>0.0181818182</text:p>
          </table:table-cell>
          <table:table-cell office:value-type="float" office:value="0">
            <text:p>0</text:p>
          </table:table-cell>
          <table:table-cell office:value-type="float" office:value="0.0272727272727273">
            <text:p>0.0272727273</text:p>
          </table:table-cell>
          <table:table-cell office:value-type="float" office:value="0.00909090909090909">
            <text:p>0.0090909091</text:p>
          </table:table-cell>
          <table:table-cell office:value-type="float" office:value="0">
            <text:p>0</text:p>
          </table:table-cell>
          <table:table-cell office:value-type="float" office:value="0.0272727272727273">
            <text:p>0.0272727273</text:p>
          </table:table-cell>
          <table:table-cell office:value-type="float" office:value="0.0181818181818182">
            <text:p>0.0181818182</text:p>
          </table:table-cell>
          <table:table-cell office:value-type="float" office:value="0.00909090909090909">
            <text:p>0.0090909091</text:p>
          </table:table-cell>
          <table:table-cell office:value-type="float" office:value="0">
            <text:p>0</text:p>
          </table:table-cell>
          <table:table-cell office:value-type="float" office:value="0.0181818181818182">
            <text:p>0.0181818182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88679245283019">
            <text:p>0.0188679245</text:p>
          </table:table-cell>
          <table:table-cell office:value-type="float" office:value="0.0566037735849057">
            <text:p>0.05660377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66037735849057">
            <text:p>0.0566037736</text:p>
          </table:table-cell>
          <table:table-cell table:number-columns-repeated="6" office:value-type="float" office:value="0">
            <text:p>0</text:p>
          </table:table-cell>
          <table:table-cell office:value-type="float" office:value="0.0188679245283019">
            <text:p>0.0188679245</text:p>
          </table:table-cell>
          <table:table-cell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table:number-columns-repeated="7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office:value-type="float" office:value="0.0188679245283019">
            <text:p>0.01886792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7358490566038">
            <text:p>0.0377358491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06060606060606">
            <text:p>0.0606060606</text:p>
          </table:table-cell>
          <table:table-cell table:number-columns-repeated="28" office:value-type="float" office:value="0">
            <text:p>0</text:p>
          </table:table-cell>
          <table:table-cell office:value-type="float" office:value="0.0606060606060606">
            <text:p>0.0606060606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46913580246914">
            <text:p>0.024691358</text:p>
          </table:table-cell>
          <table:table-cell table:number-columns-repeated="2"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493827160493827">
            <text:p>0.049382716</text:p>
          </table:table-cell>
          <table:table-cell office:value-type="float" office:value="0.0123456790123457">
            <text:p>0.012345679</text:p>
          </table:table-cell>
          <table:table-cell office:value-type="float" office:value="0">
            <text:p>0</text:p>
          </table:table-cell>
          <table:table-cell office:value-type="float" office:value="0.0123456790123457">
            <text:p>0.012345679</text:p>
          </table:table-cell>
          <table:table-cell office:value-type="float" office:value="0.0246913580246914">
            <text:p>0.024691358</text:p>
          </table:table-cell>
          <table:table-cell office:value-type="float" office:value="0">
            <text:p>0</text:p>
          </table:table-cell>
          <table:table-cell office:value-type="float" office:value="0.0123456790123457">
            <text:p>0.012345679</text:p>
          </table:table-cell>
          <table:table-cell table:number-columns-repeated="14" office:value-type="float" office:value="0">
            <text:p>0</text:p>
          </table:table-cell>
          <table:table-cell office:value-type="float" office:value="0.0123456790123457">
            <text:p>0.012345679</text:p>
          </table:table-cell>
          <table:table-cell table:number-columns-repeated="6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office:value-type="float" office:value="0.0123456790123457">
            <text:p>0.012345679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0.0232558139534884">
            <text:p>0.023255814</text:p>
          </table:table-cell>
          <table:table-cell office:value-type="float" office:value="0.255813953488372">
            <text:p>0.2558139535</text:p>
          </table:table-cell>
          <table:table-cell office:value-type="float" office:value="0.0232558139534884">
            <text:p>0.0232558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32558139534884">
            <text:p>0.023255814</text:p>
          </table:table-cell>
          <table:table-cell table:number-columns-repeated="4" office:value-type="float" office:value="0">
            <text:p>0</text:p>
          </table:table-cell>
          <table:table-cell office:value-type="float" office:value="0.0232558139534884">
            <text:p>0.023255814</text:p>
          </table:table-cell>
          <table:table-cell table:number-columns-repeated="10" office:value-type="float" office:value="0">
            <text:p>0</text:p>
          </table:table-cell>
          <table:table-cell office:value-type="float" office:value="0.0465116279069767">
            <text:p>0.04651162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2558139534884">
            <text:p>0.023255814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.0972222222222222">
            <text:p>0.0972222222</text:p>
          </table:table-cell>
          <table:table-cell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office:value-type="float" office:value="0.0138888888888889">
            <text:p>0.0138888889</text:p>
          </table:table-cell>
          <table:table-cell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0138888888888889">
            <text:p>0.0138888889</text:p>
          </table:table-cell>
          <table:table-cell table:number-columns-repeated="6" office:value-type="float" office:value="0">
            <text:p>0</text:p>
          </table:table-cell>
          <table:table-cell office:value-type="float" office:value="0.0138888888888889">
            <text:p>0.0138888889</text:p>
          </table:table-cell>
          <table:table-cell table:number-columns-repeated="7" office:value-type="float" office:value="0">
            <text:p>0</text:p>
          </table:table-cell>
          <table:table-cell office:value-type="float" office:value="0.0138888888888889">
            <text:p>0.01388888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.0138888888888889">
            <text:p>0.01388888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8888888888889">
            <text:p>0.0138888889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table:number-columns-repeated="2" office:value-type="float" office:value="0.0194174757281553">
            <text:p>0.0194174757</text:p>
          </table:table-cell>
          <table:table-cell office:value-type="float" office:value="0">
            <text:p>0</text:p>
          </table:table-cell>
          <table:table-cell office:value-type="float" office:value="0.0970873786407767">
            <text:p>0.0970873786</text:p>
          </table:table-cell>
          <table:table-cell office:value-type="float" office:value="0.029126213592233">
            <text:p>0.02912621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4174757281553">
            <text:p>0.0194174757</text:p>
          </table:table-cell>
          <table:table-cell office:value-type="float" office:value="0">
            <text:p>0</text:p>
          </table:table-cell>
          <table:table-cell office:value-type="float" office:value="0.0194174757281553">
            <text:p>0.01941747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table:number-columns-repeated="5" office:value-type="float" office:value="0">
            <text:p>0</text:p>
          </table:table-cell>
          <table:table-cell office:value-type="float" office:value="0.029126213592233">
            <text:p>0.02912621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33333333333333">
            <text:p>0.03333333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0.0333333333333333">
            <text:p>0.0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table:number-columns-repeated="11"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27835051546392">
            <text:p>0.0927835052</text:p>
          </table:table-cell>
          <table:table-cell table:number-columns-repeated="2" office:value-type="float" office:value="0.0721649484536082">
            <text:p>0.0721649485</text:p>
          </table:table-cell>
          <table:table-cell office:value-type="float" office:value="0.0103092783505155">
            <text:p>0.0103092784</text:p>
          </table:table-cell>
          <table:table-cell office:value-type="float" office:value="0.257731958762887">
            <text:p>0.2577319588</text:p>
          </table:table-cell>
          <table:table-cell office:value-type="float" office:value="0.0721649484536082">
            <text:p>0.07216494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18556701030928">
            <text:p>0.0618556701</text:p>
          </table:table-cell>
          <table:table-cell office:value-type="float" office:value="0.0206185567010309">
            <text:p>0.0206185567</text:p>
          </table:table-cell>
          <table:table-cell office:value-type="float" office:value="0.0103092783505155">
            <text:p>0.01030927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6185567010309">
            <text:p>0.0206185567</text:p>
          </table:table-cell>
          <table:table-cell office:value-type="float" office:value="0.0103092783505155">
            <text:p>0.01030927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office:value-type="float" office:value="0">
            <text:p>0</text:p>
          </table:table-cell>
          <table:table-cell office:value-type="float" office:value="0.0206185567010309">
            <text:p>0.0206185567</text:p>
          </table:table-cell>
          <table:table-cell table:number-columns-repeated="5"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office:value-type="float" office:value="0.0206185567010309">
            <text:p>0.0206185567</text:p>
          </table:table-cell>
          <table:table-cell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5625">
            <text:p>0.015625</text:p>
          </table:table-cell>
          <table:table-cell office:value-type="float" office:value="0.078125">
            <text:p>0.078125</text:p>
          </table:table-cell>
          <table:table-cell office:value-type="float" office:value="0.0625">
            <text:p>0.0625</text:p>
          </table:table-cell>
          <table:table-cell office:value-type="float" office:value="0.03125">
            <text:p>0.03125</text:p>
          </table:table-cell>
          <table:table-cell office:value-type="float" office:value="0.140625">
            <text:p>0.140625</text:p>
          </table:table-cell>
          <table:table-cell office:value-type="float" office:value="0.046875">
            <text:p>0.046875</text:p>
          </table:table-cell>
          <table:table-cell table:number-columns-repeated="19" office:value-type="float" office:value="0">
            <text:p>0</text:p>
          </table:table-cell>
          <table:table-cell office:value-type="float" office:value="0.109375">
            <text:p>0.109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6875">
            <text:p>0.04687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5625">
            <text:p>0.015625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17283950617284">
            <text:p>0.0617283951</text:p>
          </table:table-cell>
          <table:table-cell office:value-type="float" office:value="0.0925925925925926">
            <text:p>0.0925925926</text:p>
          </table:table-cell>
          <table:table-cell office:value-type="float" office:value="0.037037037037037">
            <text:p>0.037037037</text:p>
          </table:table-cell>
          <table:table-cell office:value-type="float" office:value="0.0123456790123457">
            <text:p>0.012345679</text:p>
          </table:table-cell>
          <table:table-cell office:value-type="float" office:value="0.037037037037037">
            <text:p>0.037037037</text:p>
          </table:table-cell>
          <table:table-cell office:value-type="float" office:value="0.00617283950617284">
            <text:p>0.0061728395</text:p>
          </table:table-cell>
          <table:table-cell table:number-columns-repeated="2"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0.00617283950617284">
            <text:p>0.0061728395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23456790123457">
            <text:p>0.0123456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6790123457">
            <text:p>0.012345679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11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table:number-columns-repeated="20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48936170212766">
            <text:p>0.1489361702</text:p>
          </table:table-cell>
          <table:table-cell table:number-columns-repeated="2" office:value-type="float" office:value="0.0638297872340425">
            <text:p>0.0638297872</text:p>
          </table:table-cell>
          <table:table-cell office:value-type="float" office:value="0">
            <text:p>0</text:p>
          </table:table-cell>
          <table:table-cell office:value-type="float" office:value="0.25531914893617">
            <text:p>0.2553191489</text:p>
          </table:table-cell>
          <table:table-cell office:value-type="float" office:value="0.0638297872340425">
            <text:p>0.06382978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5531914893617">
            <text:p>0.0425531915</text:p>
          </table:table-cell>
          <table:table-cell office:value-type="float" office:value="0">
            <text:p>0</text:p>
          </table:table-cell>
          <table:table-cell office:value-type="float" office:value="0.0212765957446808">
            <text:p>0.02127659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5531914893617">
            <text:p>0.0425531915</text:p>
          </table:table-cell>
          <table:table-cell table:number-columns-repeated="5" office:value-type="float" office:value="0">
            <text:p>0</text:p>
          </table:table-cell>
          <table:table-cell office:value-type="float" office:value="0.0212765957446808">
            <text:p>0.0212765957</text:p>
          </table:table-cell>
          <table:table-cell table:number-columns-repeated="10" office:value-type="float" office:value="0">
            <text:p>0</text:p>
          </table:table-cell>
          <table:table-cell office:value-type="float" office:value="0.0425531914893617">
            <text:p>0.042553191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2765957446808">
            <text:p>0.02127659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2765957446808">
            <text:p>0.0212765957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office:value-type="float" office:value="0.0222222222222222">
            <text:p>0.02222222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table:number-columns-repeated="18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6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2319391634981">
            <text:p>0.0323193916</text:p>
          </table:table-cell>
          <table:table-cell table:number-columns-repeated="2" office:value-type="float" office:value="0.0342205323193916">
            <text:p>0.0342205323</text:p>
          </table:table-cell>
          <table:table-cell office:value-type="float" office:value="0.00760456273764259">
            <text:p>0.0076045627</text:p>
          </table:table-cell>
          <table:table-cell office:value-type="float" office:value="0.00380228136882129">
            <text:p>0.00380228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90114068441065">
            <text:p>0.0019011407</text:p>
          </table:table-cell>
          <table:table-cell office:value-type="float" office:value="0.00380228136882129">
            <text:p>0.0038022814</text:p>
          </table:table-cell>
          <table:table-cell office:value-type="float" office:value="0">
            <text:p>0</text:p>
          </table:table-cell>
          <table:table-cell office:value-type="float" office:value="0.026615969581749">
            <text:p>0.0266159696</text:p>
          </table:table-cell>
          <table:table-cell office:value-type="float" office:value="0">
            <text:p>0</text:p>
          </table:table-cell>
          <table:table-cell office:value-type="float" office:value="0.00760456273764259">
            <text:p>0.0076045627</text:p>
          </table:table-cell>
          <table:table-cell office:value-type="float" office:value="0.0171102661596958">
            <text:p>0.01711026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80228136882129">
            <text:p>0.003802281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380228136882129">
            <text:p>0.0038022814</text:p>
          </table:table-cell>
          <table:table-cell office:value-type="float" office:value="0.0114068441064639">
            <text:p>0.01140684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60456273764259">
            <text:p>0.0076045627</text:p>
          </table:table-cell>
          <table:table-cell office:value-type="float" office:value="0.0133079847908745">
            <text:p>0.0133079848</text:p>
          </table:table-cell>
          <table:table-cell office:value-type="float" office:value="0.0209125475285171">
            <text:p>0.0209125475</text:p>
          </table:table-cell>
          <table:table-cell office:value-type="float" office:value="0.0133079847908745">
            <text:p>0.0133079848</text:p>
          </table:table-cell>
          <table:table-cell office:value-type="float" office:value="0.00190114068441065">
            <text:p>0.00190114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80228136882129">
            <text:p>0.0038022814</text:p>
          </table:table-cell>
          <table:table-cell office:value-type="float" office:value="0">
            <text:p>0</text:p>
          </table:table-cell>
          <table:table-cell office:value-type="float" office:value="0.00190114068441065">
            <text:p>0.0019011407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61538461538462">
            <text:p>0.0461538462</text:p>
          </table:table-cell>
          <table:table-cell table:number-columns-repeated="2" office:value-type="float" office:value="0.0615384615384615">
            <text:p>0.0615384615</text:p>
          </table:table-cell>
          <table:table-cell office:value-type="float" office:value="0.00769230769230769">
            <text:p>0.0076923077</text:p>
          </table:table-cell>
          <table:table-cell office:value-type="float" office:value="0.107692307692308">
            <text:p>0.1076923077</text:p>
          </table:table-cell>
          <table:table-cell office:value-type="float" office:value="0.00769230769230769">
            <text:p>0.007692307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07692307692308">
            <text:p>0.0307692308</text:p>
          </table:table-cell>
          <table:table-cell office:value-type="float" office:value="0.0230769230769231">
            <text:p>0.0230769231</text:p>
          </table:table-cell>
          <table:table-cell office:value-type="float" office:value="0.0153846153846154">
            <text:p>0.0153846154</text:p>
          </table:table-cell>
          <table:table-cell office:value-type="float" office:value="0.00769230769230769">
            <text:p>0.0076923077</text:p>
          </table:table-cell>
          <table:table-cell office:value-type="float" office:value="0">
            <text:p>0</text:p>
          </table:table-cell>
          <table:table-cell office:value-type="float" office:value="0.0153846153846154">
            <text:p>0.0153846154</text:p>
          </table:table-cell>
          <table:table-cell office:value-type="float" office:value="0.00769230769230769">
            <text:p>0.007692307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3846153846154">
            <text:p>0.0153846154</text:p>
          </table:table-cell>
          <table:table-cell office:value-type="float" office:value="0">
            <text:p>0</text:p>
          </table:table-cell>
          <table:table-cell office:value-type="float" office:value="0.0230769230769231">
            <text:p>0.02307692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69230769230769">
            <text:p>0.0076923077</text:p>
          </table:table-cell>
          <table:table-cell office:value-type="float" office:value="0">
            <text:p>0</text:p>
          </table:table-cell>
          <table:table-cell office:value-type="float" office:value="0.0153846153846154">
            <text:p>0.01538461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69230769230769">
            <text:p>0.0076923077</text:p>
          </table:table-cell>
          <table:table-cell office:value-type="float" office:value="0.0153846153846154">
            <text:p>0.0153846154</text:p>
          </table:table-cell>
          <table:table-cell office:value-type="float" office:value="0">
            <text:p>0</text:p>
          </table:table-cell>
          <table:table-cell office:value-type="float" office:value="0.00769230769230769">
            <text:p>0.0076923077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7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16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4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82165605095541">
            <text:p>0.0382165605</text:p>
          </table:table-cell>
          <table:table-cell table:number-columns-repeated="2" office:value-type="float" office:value="0.00636942675159236">
            <text:p>0.0063694268</text:p>
          </table:table-cell>
          <table:table-cell office:value-type="float" office:value="0">
            <text:p>0</text:p>
          </table:table-cell>
          <table:table-cell office:value-type="float" office:value="0.0828025477707006">
            <text:p>0.0828025478</text:p>
          </table:table-cell>
          <table:table-cell office:value-type="float" office:value="0.0191082802547771">
            <text:p>0.01910828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54777070063694">
            <text:p>0.025477707</text:p>
          </table:table-cell>
          <table:table-cell office:value-type="float" office:value="0.0127388535031847">
            <text:p>0.01273885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36942675159236">
            <text:p>0.00636942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4777070063694">
            <text:p>0.0254777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7388535031847">
            <text:p>0.0127388535</text:p>
          </table:table-cell>
          <table:table-cell office:value-type="float" office:value="0">
            <text:p>0</text:p>
          </table:table-cell>
          <table:table-cell office:value-type="float" office:value="0.00636942675159236">
            <text:p>0.0063694268</text:p>
          </table:table-cell>
          <table:table-cell office:value-type="float" office:value="0">
            <text:p>0</text:p>
          </table:table-cell>
          <table:table-cell office:value-type="float" office:value="0.0191082802547771">
            <text:p>0.01910828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36942675159236">
            <text:p>0.0063694268</text:p>
          </table:table-cell>
          <table:table-cell office:value-type="float" office:value="0.0127388535031847">
            <text:p>0.0127388535</text:p>
          </table:table-cell>
          <table:table-cell office:value-type="float" office:value="0.00636942675159236">
            <text:p>0.0063694268</text:p>
          </table:table-cell>
          <table:table-cell office:value-type="float" office:value="0.0254777070063694">
            <text:p>0.025477707</text:p>
          </table:table-cell>
          <table:table-cell office:value-type="float" office:value="0">
            <text:p>0</text:p>
          </table:table-cell>
          <table:table-cell office:value-type="float" office:value="0.0127388535031847">
            <text:p>0.01273885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7388535031847">
            <text:p>0.0127388535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0826446280991736">
            <text:p>0.0082644628</text:p>
          </table:table-cell>
          <table:table-cell office:value-type="float" office:value="0.0495867768595041">
            <text:p>0.0495867769</text:p>
          </table:table-cell>
          <table:table-cell office:value-type="float" office:value="0.0330578512396694">
            <text:p>0.0330578512</text:p>
          </table:table-cell>
          <table:table-cell office:value-type="float" office:value="0.00826446280991736">
            <text:p>0.0082644628</text:p>
          </table:table-cell>
          <table:table-cell office:value-type="float" office:value="0.0413223140495868">
            <text:p>0.0413223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5867768595041">
            <text:p>0.0495867769</text:p>
          </table:table-cell>
          <table:table-cell table:number-columns-repeated="2" office:value-type="float" office:value="0.00826446280991736">
            <text:p>0.0082644628</text:p>
          </table:table-cell>
          <table:table-cell office:value-type="float" office:value="0">
            <text:p>0</text:p>
          </table:table-cell>
          <table:table-cell office:value-type="float" office:value="0.0413223140495868">
            <text:p>0.041322314</text:p>
          </table:table-cell>
          <table:table-cell table:number-columns-repeated="2" office:value-type="float" office:value="0.00826446280991736">
            <text:p>0.0082644628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0826446280991736">
            <text:p>0.0082644628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3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46268656716418">
            <text:p>0.0746268657</text:p>
          </table:table-cell>
          <table:table-cell office:value-type="float" office:value="0.0388059701492537">
            <text:p>0.0388059701</text:p>
          </table:table-cell>
          <table:table-cell office:value-type="float" office:value="0.0358208955223881">
            <text:p>0.0358208955</text:p>
          </table:table-cell>
          <table:table-cell office:value-type="float" office:value="0">
            <text:p>0</text:p>
          </table:table-cell>
          <table:table-cell office:value-type="float" office:value="0.026865671641791">
            <text:p>0.0268656716</text:p>
          </table:table-cell>
          <table:table-cell office:value-type="float" office:value="0.00597014925373134">
            <text:p>0.005970149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9253731343284">
            <text:p>0.0149253731</text:p>
          </table:table-cell>
          <table:table-cell office:value-type="float" office:value="0.00597014925373134">
            <text:p>0.0059701493</text:p>
          </table:table-cell>
          <table:table-cell office:value-type="float" office:value="0.00298507462686567">
            <text:p>0.00298507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8507462686567">
            <text:p>0.0029850746</text:p>
          </table:table-cell>
          <table:table-cell office:value-type="float" office:value="0.00597014925373134">
            <text:p>0.0059701493</text:p>
          </table:table-cell>
          <table:table-cell table:number-columns-repeated="10" office:value-type="float" office:value="0">
            <text:p>0</text:p>
          </table:table-cell>
          <table:table-cell office:value-type="float" office:value="0.0119402985074627">
            <text:p>0.01194029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8507462686567">
            <text:p>0.0029850746</text:p>
          </table:table-cell>
          <table:table-cell office:value-type="float" office:value="0.0417910447761194">
            <text:p>0.0417910448</text:p>
          </table:table-cell>
          <table:table-cell office:value-type="float" office:value="0.00597014925373134">
            <text:p>0.0059701493</text:p>
          </table:table-cell>
          <table:table-cell office:value-type="float" office:value="0.00298507462686567">
            <text:p>0.00298507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8507462686567">
            <text:p>0.0029850746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14942528735632">
            <text:p>0.0114942529</text:p>
          </table:table-cell>
          <table:table-cell table:number-columns-repeated="12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11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9885057471264">
            <text:p>0.0229885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29885057471264">
            <text:p>0.0229885057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4942528735632">
            <text:p>0.0114942529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966183574879227">
            <text:p>0.0096618357</text:p>
          </table:table-cell>
          <table:table-cell table:number-columns-repeated="2" office:value-type="float" office:value="0.101449275362319">
            <text:p>0.1014492754</text:p>
          </table:table-cell>
          <table:table-cell office:value-type="float" office:value="0">
            <text:p>0</text:p>
          </table:table-cell>
          <table:table-cell office:value-type="float" office:value="0.0241545893719807">
            <text:p>0.0241545894</text:p>
          </table:table-cell>
          <table:table-cell table:number-columns-repeated="4" office:value-type="float" office:value="0">
            <text:p>0</text:p>
          </table:table-cell>
          <table:table-cell office:value-type="float" office:value="0.00483091787439613">
            <text:p>0.00483091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83091787439613">
            <text:p>0.0048309179</text:p>
          </table:table-cell>
          <table:table-cell table:number-columns-repeated="9" office:value-type="float" office:value="0">
            <text:p>0</text:p>
          </table:table-cell>
          <table:table-cell office:value-type="float" office:value="0.00483091787439613">
            <text:p>0.0048309179</text:p>
          </table:table-cell>
          <table:table-cell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0483091787439613">
            <text:p>0.0048309179</text:p>
          </table:table-cell>
          <table:table-cell office:value-type="float" office:value="0">
            <text:p>0</text:p>
          </table:table-cell>
          <table:table-cell office:value-type="float" office:value="0.0144927536231884">
            <text:p>0.01449275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83091787439613">
            <text:p>0.0048309179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office:value-type="float" office:value="0.0666666666666667">
            <text:p>0.0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6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555555555555556">
            <text:p>0.0555555556</text:p>
          </table:table-cell>
          <table:table-cell table:number-columns-repeated="8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office:value-type="float" office:value="0.0277777777777778">
            <text:p>0.0277777778</text:p>
          </table:table-cell>
          <table:table-cell table:number-columns-repeated="27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table:number-columns-repeated="6"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4" office:value-type="float" office:value="0.0227272727272727">
            <text:p>0.0227272727</text:p>
          </table:table-cell>
          <table:table-cell office:value-type="float" office:value="0">
            <text:p>0</text:p>
          </table:table-cell>
          <table:table-cell office:value-type="float" office:value="0.136363636363636">
            <text:p>0.1363636364</text:p>
          </table:table-cell>
          <table:table-cell office:value-type="float" office:value="0.0227272727272727">
            <text:p>0.02272727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681818181818182">
            <text:p>0.0681818182</text:p>
          </table:table-cell>
          <table:table-cell table:number-columns-repeated="2" office:value-type="float" office:value="0.0454545454545455">
            <text:p>0.0454545455</text:p>
          </table:table-cell>
          <table:table-cell table:number-columns-repeated="11" office:value-type="float" office:value="0">
            <text:p>0</text:p>
          </table:table-cell>
          <table:table-cell office:value-type="float" office:value="0.0227272727272727">
            <text:p>0.0227272727</text:p>
          </table:table-cell>
          <table:table-cell office:value-type="float" office:value="0">
            <text:p>0</text:p>
          </table:table-cell>
          <table:table-cell office:value-type="float" office:value="0.0681818181818182">
            <text:p>0.06818181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7272727272727">
            <text:p>0.02272727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7272727272727">
            <text:p>0.0227272727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office:value-type="float" office:value="0.166666666666667">
            <text:p>0.1666666667</text:p>
          </table:table-cell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8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48148148148148">
            <text:p>0.1481481481</text:p>
          </table:table-cell>
          <table:table-cell table:number-columns-repeated="6" office:value-type="float" office:value="0">
            <text:p>0</text:p>
          </table:table-cell>
          <table:table-cell office:value-type="float" office:value="0.0740740740740741">
            <text:p>0.0740740741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416666666666667">
            <text:p>0.0416666667</text:p>
          </table:table-cell>
          <table:table-cell table:number-columns-repeated="6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13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89473684210526">
            <text:p>0.0789473684</text:p>
          </table:table-cell>
          <table:table-cell table:number-columns-repeated="2" office:value-type="float" office:value="0.0526315789473684">
            <text:p>0.0526315789</text:p>
          </table:table-cell>
          <table:table-cell table:number-columns-repeated="5"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63157894736842">
            <text:p>0.02631578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89473684210526">
            <text:p>0.0789473684</text:p>
          </table:table-cell>
          <table:table-cell table:number-columns-repeated="7"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table:number-columns-repeated="7"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table:number-columns-repeated="7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13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94117647058824">
            <text:p>0.0294117647</text:p>
          </table:table-cell>
          <table:table-cell office:value-type="float" office:value="0.0882352941176471">
            <text:p>0.0882352941</text:p>
          </table:table-cell>
          <table:table-cell table:number-columns-repeated="2" office:value-type="float" office:value="0.0294117647058824">
            <text:p>0.0294117647</text:p>
          </table:table-cell>
          <table:table-cell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office:value-type="float" office:value="0.0588235294117647">
            <text:p>0.0588235294</text:p>
          </table:table-cell>
          <table:table-cell office:value-type="float" office:value="0.0735294117647059">
            <text:p>0.0735294118</text:p>
          </table:table-cell>
          <table:table-cell office:value-type="float" office:value="0.0147058823529412">
            <text:p>0.01470588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table:number-columns-repeated="8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47058823529412">
            <text:p>0.0147058824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.0454545454545455">
            <text:p>0.0454545455</text:p>
          </table:table-cell>
          <table:table-cell table:number-columns-repeated="5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6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1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82352941176471">
            <text:p>0.0882352941</text:p>
          </table:table-cell>
          <table:table-cell table:number-columns-repeated="2" office:value-type="float" office:value="0.147058823529412">
            <text:p>0.1470588235</text:p>
          </table:table-cell>
          <table:table-cell office:value-type="float" office:value="0">
            <text:p>0</text:p>
          </table:table-cell>
          <table:table-cell office:value-type="float" office:value="0.264705882352941">
            <text:p>0.2647058824</text:p>
          </table:table-cell>
          <table:table-cell office:value-type="float" office:value="0.0294117647058824">
            <text:p>0.02941176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office:value-type="float" office:value="0.0294117647058824">
            <text:p>0.0294117647</text:p>
          </table:table-cell>
          <table:table-cell table:number-columns-repeated="4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256410256410256">
            <text:p>0.0256410256</text:p>
          </table:table-cell>
          <table:table-cell office:value-type="float" office:value="0">
            <text:p>0</text:p>
          </table:table-cell>
          <table:table-cell office:value-type="float" office:value="0.128205128205128">
            <text:p>0.1282051282</text:p>
          </table:table-cell>
          <table:table-cell office:value-type="float" office:value="0.0256410256410256">
            <text:p>0.0256410256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0512820512820513">
            <text:p>0.05128205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8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office:value-type="float" office:value="0">
            <text:p>0</text:p>
          </table:table-cell>
          <table:table-cell office:value-type="float" office:value="0.0512820512820513">
            <text:p>0.05128205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4848484848485">
            <text:p>0.4848484848</text:p>
          </table:table-cell>
          <table:table-cell table:number-columns-repeated="2" office:value-type="float" office:value="0.0681818181818182">
            <text:p>0.0681818182</text:p>
          </table:table-cell>
          <table:table-cell table:number-columns-repeated="5" office:value-type="float" office:value="0">
            <text:p>0</text:p>
          </table:table-cell>
          <table:table-cell office:value-type="float" office:value="0.121212121212121">
            <text:p>0.121212121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757575757575758">
            <text:p>0.0075757576</text:p>
          </table:table-cell>
          <table:table-cell table:number-columns-repeated="2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70873786407767">
            <text:p>0.0970873786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0873786407767">
            <text:p>0.0970873786</text:p>
          </table:table-cell>
          <table:table-cell office:value-type="float" office:value="0.0194174757281553">
            <text:p>0.01941747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126213592233">
            <text:p>0.029126213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0970873786407767">
            <text:p>0.0097087379</text:p>
          </table:table-cell>
          <table:table-cell table:number-columns-repeated="9" office:value-type="float" office:value="0">
            <text:p>0</text:p>
          </table:table-cell>
          <table:table-cell office:value-type="float" office:value="0.029126213592233">
            <text:p>0.0291262136</text:p>
          </table:table-cell>
          <table:table-cell table:number-columns-repeated="2" office:value-type="float" office:value="0.0194174757281553">
            <text:p>0.0194174757</text:p>
          </table:table-cell>
          <table:table-cell table:number-columns-repeated="5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606060606060606">
            <text:p>0.0606060606</text:p>
          </table:table-cell>
          <table:table-cell table:number-columns-repeated="23" office:value-type="float" office:value="0">
            <text:p>0</text:p>
          </table:table-cell>
          <table:table-cell office:value-type="float" office:value="0.0303030303030303">
            <text:p>0.0303030303</text:p>
          </table:table-cell>
          <table:table-cell office:value-type="float" office:value="0">
            <text:p>0</text:p>
          </table:table-cell>
          <table:table-cell office:value-type="float" office:value="0.0303030303030303">
            <text:p>0.0303030303</text:p>
          </table:table-cell>
          <table:table-cell office:value-type="float" office:value="0">
            <text:p>0</text:p>
          </table:table-cell>
          <table:table-cell office:value-type="float" office:value="0.0303030303030303">
            <text:p>0.0303030303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555555555555556">
            <text:p>0.0555555556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0.0277777777777778">
            <text:p>0.0277777778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0.0277777777777778">
            <text:p>0.0277777778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.0555555555555556">
            <text:p>0.0555555556</text:p>
          </table:table-cell>
          <table:table-cell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table:number-columns-repeated="6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887573964497">
            <text:p>0.5088757396</text:p>
          </table:table-cell>
          <table:table-cell table:number-columns-repeated="7" office:value-type="float" office:value="0">
            <text:p>0</text:p>
          </table:table-cell>
          <table:table-cell office:value-type="float" office:value="0.0118343195266272">
            <text:p>0.011834319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24390243902439">
            <text:p>0.243902439</text:p>
          </table:table-cell>
          <table:table-cell office:value-type="float" office:value="0">
            <text:p>0</text:p>
          </table:table-cell>
          <table:table-cell office:value-type="float" office:value="0.0731707317073171">
            <text:p>0.0731707317</text:p>
          </table:table-cell>
          <table:table-cell office:value-type="float" office:value="0.0121951219512195">
            <text:p>0.0121951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1951219512195">
            <text:p>0.012195122</text:p>
          </table:table-cell>
          <table:table-cell table:number-columns-repeated="5" office:value-type="float" office:value="0">
            <text:p>0</text:p>
          </table:table-cell>
          <table:table-cell office:value-type="float" office:value="0.0121951219512195">
            <text:p>0.012195122</text:p>
          </table:table-cell>
          <table:table-cell table:number-columns-repeated="9" office:value-type="float" office:value="0">
            <text:p>0</text:p>
          </table:table-cell>
          <table:table-cell office:value-type="float" office:value="0.0121951219512195">
            <text:p>0.012195122</text:p>
          </table:table-cell>
          <table:table-cell office:value-type="float" office:value="0.024390243902439">
            <text:p>0.0243902439</text:p>
          </table:table-cell>
          <table:table-cell table:number-columns-repeated="9" office:value-type="float" office:value="0">
            <text:p>0</text:p>
          </table:table-cell>
          <table:table-cell office:value-type="float" office:value="0.0121951219512195">
            <text:p>0.012195122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40540540540541">
            <text:p>0.0540540541</text:p>
          </table:table-cell>
          <table:table-cell table:number-columns-repeated="3" office:value-type="float" office:value="0">
            <text:p>0</text:p>
          </table:table-cell>
          <table:table-cell office:value-type="float" office:value="0.144144144144144">
            <text:p>0.1441441441</text:p>
          </table:table-cell>
          <table:table-cell office:value-type="float" office:value="0.045045045045045">
            <text:p>0.04504504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8018018018018">
            <text:p>0.018018018</text:p>
          </table:table-cell>
          <table:table-cell office:value-type="float" office:value="0">
            <text:p>0</text:p>
          </table:table-cell>
          <table:table-cell office:value-type="float" office:value="0.036036036036036">
            <text:p>0.036036036</text:p>
          </table:table-cell>
          <table:table-cell office:value-type="float" office:value="0.018018018018018">
            <text:p>0.018018018</text:p>
          </table:table-cell>
          <table:table-cell office:value-type="float" office:value="0">
            <text:p>0</text:p>
          </table:table-cell>
          <table:table-cell office:value-type="float" office:value="0.018018018018018">
            <text:p>0.0180180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018018018018">
            <text:p>0.018018018</text:p>
          </table:table-cell>
          <table:table-cell office:value-type="float" office:value="0">
            <text:p>0</text:p>
          </table:table-cell>
          <table:table-cell office:value-type="float" office:value="0.018018018018018">
            <text:p>0.01801801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0900900900900901">
            <text:p>0.00900900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900900900900901">
            <text:p>0.009009009</text:p>
          </table:table-cell>
          <table:table-cell office:value-type="float" office:value="0">
            <text:p>0</text:p>
          </table:table-cell>
          <table:table-cell office:value-type="float" office:value="0.00900900900900901">
            <text:p>0.009009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00900900900901">
            <text:p>0.009009009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28712871287129">
            <text:p>0.1287128713</text:p>
          </table:table-cell>
          <table:table-cell office:value-type="float" office:value="0.108910891089109">
            <text:p>0.1089108911</text:p>
          </table:table-cell>
          <table:table-cell office:value-type="float" office:value="0.0792079207920792">
            <text:p>0.0792079208</text:p>
          </table:table-cell>
          <table:table-cell office:value-type="float" office:value="0.0198019801980198">
            <text:p>0.0198019802</text:p>
          </table:table-cell>
          <table:table-cell office:value-type="float" office:value="0.128712871287129">
            <text:p>0.1287128713</text:p>
          </table:table-cell>
          <table:table-cell office:value-type="float" office:value="0.0396039603960396">
            <text:p>0.03960396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94059405940594">
            <text:p>0.0594059406</text:p>
          </table:table-cell>
          <table:table-cell office:value-type="float" office:value="0.0198019801980198">
            <text:p>0.0198019802</text:p>
          </table:table-cell>
          <table:table-cell office:value-type="float" office:value="0.0099009900990099">
            <text:p>0.00990099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99009900990099">
            <text:p>0.00990099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019801980198">
            <text:p>0.019801980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98019801980198">
            <text:p>0.01980198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99009900990099">
            <text:p>0.0099009901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44827586206897">
            <text:p>0.034482758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689655172413793">
            <text:p>0.0689655172</text:p>
          </table:table-cell>
          <table:table-cell office:value-type="float" office:value="0.103448275862069">
            <text:p>0.1034482759</text:p>
          </table:table-cell>
          <table:table-cell office:value-type="float" office:value="0.0689655172413793">
            <text:p>0.0689655172</text:p>
          </table:table-cell>
          <table:table-cell table:number-columns-repeated="7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5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04081632653061">
            <text:p>0.0204081633</text:p>
          </table:table-cell>
          <table:table-cell office:value-type="float" office:value="0">
            <text:p>0</text:p>
          </table:table-cell>
          <table:table-cell office:value-type="float" office:value="0.0816326530612245">
            <text:p>0.0816326531</text:p>
          </table:table-cell>
          <table:table-cell office:value-type="float" office:value="0.0408163265306122">
            <text:p>0.0408163265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1632653061">
            <text:p>0.0204081633</text:p>
          </table:table-cell>
          <table:table-cell office:value-type="float" office:value="0.0612244897959184">
            <text:p>0.0612244898</text:p>
          </table:table-cell>
          <table:table-cell table:number-columns-repeated="3" office:value-type="float" office:value="0.0204081632653061">
            <text:p>0.02040816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1632653061">
            <text:p>0.0204081633</text:p>
          </table:table-cell>
          <table:table-cell table:number-columns-repeated="8" office:value-type="float" office:value="0">
            <text:p>0</text:p>
          </table:table-cell>
          <table:table-cell office:value-type="float" office:value="0.0204081632653061">
            <text:p>0.0204081633</text:p>
          </table:table-cell>
          <table:table-cell table:number-columns-repeated="7" office:value-type="float" office:value="0">
            <text:p>0</text:p>
          </table:table-cell>
          <table:table-cell office:value-type="float" office:value="0.0204081632653061">
            <text:p>0.02040816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1632653061">
            <text:p>0.0204081633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0.0769230769230769">
            <text:p>0.07692307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16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133333333333333">
            <text:p>0.0133333333</text:p>
          </table:table-cell>
          <table:table-cell office:value-type="float" office:value="0">
            <text:p>0</text:p>
          </table:table-cell>
          <table:table-cell office:value-type="float" office:value="0.0533333333333333">
            <text:p>0.0533333333</text:p>
          </table:table-cell>
          <table:table-cell office:value-type="float" office:value="0.0133333333333333">
            <text:p>0.01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66666666667">
            <text:p>0.106666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33333333333333">
            <text:p>0.0133333333</text:p>
          </table:table-cell>
          <table:table-cell table:number-columns-repeated="17" office:value-type="float" office:value="0">
            <text:p>0</text:p>
          </table:table-cell>
          <table:table-cell office:value-type="float" office:value="0.0133333333333333">
            <text:p>0.0133333333</text:p>
          </table:table-cell>
          <table:table-cell table:number-columns-repeated="8" office:value-type="float" office:value="0">
            <text:p>0</text:p>
          </table:table-cell>
          <table:table-cell office:value-type="float" office:value="0.0133333333333333">
            <text:p>0.0133333333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8961038961039">
            <text:p>0.038961039</text:p>
          </table:table-cell>
          <table:table-cell table:number-columns-repeated="2" office:value-type="float" office:value="0.012987012987013">
            <text:p>0.012987013</text:p>
          </table:table-cell>
          <table:table-cell office:value-type="float" office:value="0">
            <text:p>0</text:p>
          </table:table-cell>
          <table:table-cell office:value-type="float" office:value="0.038961038961039">
            <text:p>0.038961039</text:p>
          </table:table-cell>
          <table:table-cell office:value-type="float" office:value="0.012987012987013">
            <text:p>0.012987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.025974025974026">
            <text:p>0.025974026</text:p>
          </table:table-cell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14" office:value-type="float" office:value="0">
            <text:p>0</text:p>
          </table:table-cell>
          <table:table-cell office:value-type="float" office:value="0.025974025974026">
            <text:p>0.025974026</text:p>
          </table:table-cell>
          <table:table-cell office:value-type="float" office:value="0.038961038961039">
            <text:p>0.038961039</text:p>
          </table:table-cell>
          <table:table-cell office:value-type="float" office:value="0">
            <text:p>0</text:p>
          </table:table-cell>
          <table:table-cell office:value-type="float" office:value="0.051948051948052">
            <text:p>0.0519480519</text:p>
          </table:table-cell>
          <table:table-cell office:value-type="float" office:value="0.012987012987013">
            <text:p>0.012987013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0.0476190476190476">
            <text:p>0.0476190476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476190476190476">
            <text:p>0.0476190476</text:p>
          </table:table-cell>
          <table:table-cell table:number-columns-repeated="11" office:value-type="float" office:value="0">
            <text:p>0</text:p>
          </table:table-cell>
          <table:table-cell office:value-type="float" office:value="0.0952380952380952">
            <text:p>0.0952380952</text:p>
          </table:table-cell>
          <table:table-cell office:value-type="float" office:value="0.0476190476190476">
            <text:p>0.047619047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table:number-columns-repeated="13"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table:number-columns-repeated="5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7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33333333333333">
            <text:p>0.1333333333</text:p>
          </table:table-cell>
          <table:table-cell table:number-columns-repeated="27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 table:number-columns-repeated="27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446927374302">
            <text:p>0.4804469274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0111731843575419">
            <text:p>0.0111731844</text:p>
          </table:table-cell>
          <table:table-cell office:value-type="float" office:value="0">
            <text:p>0</text:p>
          </table:table-cell>
          <table:table-cell office:value-type="float" office:value="0.00558659217877095">
            <text:p>0.0055865922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558659217877095">
            <text:p>0.0055865922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86335403726708">
            <text:p>0.0186335404</text:p>
          </table:table-cell>
          <table:table-cell table:number-columns-repeated="2" office:value-type="float" office:value="0.0248447204968944">
            <text:p>0.0248447205</text:p>
          </table:table-cell>
          <table:table-cell office:value-type="float" office:value="0">
            <text:p>0</text:p>
          </table:table-cell>
          <table:table-cell office:value-type="float" office:value="0.0062111801242236">
            <text:p>0.00621118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05590062111801">
            <text:p>0.1055900621</text:p>
          </table:table-cell>
          <table:table-cell table:number-columns-repeated="2" office:value-type="float" office:value="0.0062111801242236">
            <text:p>0.0062111801</text:p>
          </table:table-cell>
          <table:table-cell office:value-type="float" office:value="0.0372670807453416">
            <text:p>0.03726708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8447204968944">
            <text:p>0.0248447205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062111801242236">
            <text:p>0.0062111801</text:p>
          </table:table-cell>
          <table:table-cell office:value-type="float" office:value="0.0124223602484472">
            <text:p>0.0124223602</text:p>
          </table:table-cell>
          <table:table-cell office:value-type="float" office:value="0">
            <text:p>0</text:p>
          </table:table-cell>
          <table:table-cell office:value-type="float" office:value="0.0186335403726708">
            <text:p>0.0186335404</text:p>
          </table:table-cell>
          <table:table-cell office:value-type="float" office:value="0.0062111801242236">
            <text:p>0.0062111801</text:p>
          </table:table-cell>
          <table:table-cell office:value-type="float" office:value="0">
            <text:p>0</text:p>
          </table:table-cell>
          <table:table-cell office:value-type="float" office:value="0.0124223602484472">
            <text:p>0.0124223602</text:p>
          </table:table-cell>
          <table:table-cell office:value-type="float" office:value="0">
            <text:p>0</text:p>
          </table:table-cell>
          <table:table-cell office:value-type="float" office:value="0.0062111801242236">
            <text:p>0.00621118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186335403726708">
            <text:p>0.0186335404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134615384615385">
            <text:p>0.1346153846</text:p>
          </table:table-cell>
          <table:table-cell office:value-type="float" office:value="0">
            <text:p>0</text:p>
          </table:table-cell>
          <table:table-cell office:value-type="float" office:value="0.0192307692307692">
            <text:p>0.019230769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92307692307692">
            <text:p>0.0192307692</text:p>
          </table:table-cell>
          <table:table-cell office:value-type="float" office:value="0.0384615384615385">
            <text:p>0.0384615385</text:p>
          </table:table-cell>
          <table:table-cell office:value-type="float" office:value="0">
            <text:p>0</text:p>
          </table:table-cell>
          <table:table-cell office:value-type="float" office:value="0.0192307692307692">
            <text:p>0.0192307692</text:p>
          </table:table-cell>
          <table:table-cell table:number-columns-repeated="12" office:value-type="float" office:value="0">
            <text:p>0</text:p>
          </table:table-cell>
          <table:table-cell office:value-type="float" office:value="0.0192307692307692">
            <text:p>0.0192307692</text:p>
          </table:table-cell>
          <table:table-cell table:number-columns-repeated="7" office:value-type="float" office:value="0">
            <text:p>0</text:p>
          </table:table-cell>
          <table:table-cell office:value-type="float" office:value="0.0192307692307692">
            <text:p>0.0192307692</text:p>
          </table:table-cell>
          <table:table-cell office:value-type="float" office:value="0">
            <text:p>0</text:p>
          </table:table-cell>
          <table:table-cell office:value-type="float" office:value="0.0192307692307692">
            <text:p>0.0192307692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44444444444445">
            <text:p>0.0444444444</text:p>
          </table:table-cell>
          <table:table-cell office:value-type="float" office:value="0.0666666666666667">
            <text:p>0.0666666667</text:p>
          </table:table-cell>
          <table:table-cell office:value-type="float" office:value="0.177777777777778">
            <text:p>0.1777777778</text:p>
          </table:table-cell>
          <table:table-cell office:value-type="float" office:value="0.133333333333333">
            <text:p>0.133333333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222222222222222">
            <text:p>0.022222222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0.0222222222222222">
            <text:p>0.022222222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0617283950617284">
            <text:p>0.0061728395</text:p>
          </table:table-cell>
          <table:table-cell office:value-type="float" office:value="0.0308641975308642">
            <text:p>0.0308641975</text:p>
          </table:table-cell>
          <table:table-cell office:value-type="float" office:value="0.41358024691358">
            <text:p>0.4135802469</text:p>
          </table:table-cell>
          <table:table-cell office:value-type="float" office:value="0.228395061728395">
            <text:p>0.2283950617</text:p>
          </table:table-cell>
          <table:table-cell office:value-type="float" office:value="0.00617283950617284">
            <text:p>0.0061728395</text:p>
          </table:table-cell>
          <table:table-cell table:number-columns-repeated="4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25" office:value-type="float" office:value="0">
            <text:p>0</text:p>
          </table:table-cell>
          <table:table-cell office:value-type="float" office:value="0.00617283950617284">
            <text:p>0.0061728395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16666666666667">
            <text:p>0.0416666667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0416666666666667">
            <text:p>0.0416666667</text:p>
          </table:table-cell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16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5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7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666666666666667">
            <text:p>0.0666666667</text:p>
          </table:table-cell>
          <table:table-cell office:value-type="float" office:value="0.0222222222222222">
            <text:p>0.0222222222</text:p>
          </table:table-cell>
          <table:table-cell office:value-type="float" office:value="0.0444444444444445">
            <text:p>0.0444444444</text:p>
          </table:table-cell>
          <table:table-cell table:number-columns-repeated="2" office:value-type="float" office:value="0">
            <text:p>0</text:p>
          </table:table-cell>
          <table:table-cell office:value-type="float" office:value="0.244444444444444">
            <text:p>0.2444444444</text:p>
          </table:table-cell>
          <table:table-cell office:value-type="float" office:value="0.0666666666666667">
            <text:p>0.0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155555555555556">
            <text:p>0.155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6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16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84615384615385">
            <text:p>0.0384615385</text:p>
          </table:table-cell>
          <table:table-cell office:value-type="float" office:value="0.423076923076923">
            <text:p>0.4230769231</text:p>
          </table:table-cell>
          <table:table-cell table:number-columns-repeated="3" office:value-type="float" office:value="0">
            <text:p>0</text:p>
          </table:table-cell>
          <table:table-cell office:value-type="float" office:value="0.115384615384615">
            <text:p>0.1153846154</text:p>
          </table:table-cell>
          <table:table-cell office:value-type="float" office:value="0.0384615384615385">
            <text:p>0.0384615385</text:p>
          </table:table-cell>
          <table:table-cell table:number-columns-repeated="2" office:value-type="float" office:value="0">
            <text:p>0</text:p>
          </table:table-cell>
          <table:table-cell office:value-type="float" office:value="0.115384615384615">
            <text:p>0.1153846154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.027027027027027">
            <text:p>0.02702702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5135135135135">
            <text:p>0.01351351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75675675675676">
            <text:p>0.067567567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027027027027">
            <text:p>0.02702702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135135135135135">
            <text:p>0.013513513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35135135135135">
            <text:p>0.0135135135</text:p>
          </table:table-cell>
          <table:table-cell office:value-type="float" office:value="0">
            <text:p>0</text:p>
          </table:table-cell>
          <table:table-cell office:value-type="float" office:value="0.0405405405405405">
            <text:p>0.0405405405</text:p>
          </table:table-cell>
          <table:table-cell table:number-columns-repeated="2" office:value-type="float" office:value="0.0135135135135135">
            <text:p>0.013513513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35135135135135">
            <text:p>0.0135135135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392156862745098">
            <text:p>0.03921568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784313725490196">
            <text:p>0.07843137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2156862745098">
            <text:p>0.039215686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196078431372549">
            <text:p>0.0196078431</text:p>
          </table:table-cell>
          <table:table-cell table:number-columns-repeated="7" office:value-type="float" office:value="0">
            <text:p>0</text:p>
          </table:table-cell>
          <table:table-cell office:value-type="float" office:value="0.0392156862745098">
            <text:p>0.0392156863</text:p>
          </table:table-cell>
          <table:table-cell office:value-type="float" office:value="0.0196078431372549">
            <text:p>0.0196078431</text:p>
          </table:table-cell>
          <table:table-cell table:number-columns-repeated="4"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55029585798817">
            <text:p>0.0355029586</text:p>
          </table:table-cell>
          <table:table-cell office:value-type="float" office:value="0.0118343195266272">
            <text:p>0.0118343195</text:p>
          </table:table-cell>
          <table:table-cell office:value-type="float" office:value="0.00591715976331361">
            <text:p>0.00591715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6686390532544">
            <text:p>0.023668639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8402366863905">
            <text:p>0.0828402367</text:p>
          </table:table-cell>
          <table:table-cell office:value-type="float" office:value="0.0177514792899408">
            <text:p>0.0177514793</text:p>
          </table:table-cell>
          <table:table-cell office:value-type="float" office:value="0.00591715976331361">
            <text:p>0.0059171598</text:p>
          </table:table-cell>
          <table:table-cell office:value-type="float" office:value="0">
            <text:p>0</text:p>
          </table:table-cell>
          <table:table-cell office:value-type="float" office:value="0.0591715976331361">
            <text:p>0.059171597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0591715976331361">
            <text:p>0.0059171598</text:p>
          </table:table-cell>
          <table:table-cell table:number-columns-repeated="4" office:value-type="float" office:value="0">
            <text:p>0</text:p>
          </table:table-cell>
          <table:table-cell office:value-type="float" office:value="0.00591715976331361">
            <text:p>0.0059171598</text:p>
          </table:table-cell>
          <table:table-cell office:value-type="float" office:value="0.0118343195266272">
            <text:p>0.0118343195</text:p>
          </table:table-cell>
          <table:table-cell office:value-type="float" office:value="0.00591715976331361">
            <text:p>0.0059171598</text:p>
          </table:table-cell>
          <table:table-cell office:value-type="float" office:value="0">
            <text:p>0</text:p>
          </table:table-cell>
          <table:table-cell table:number-columns-repeated="3" office:value-type="float" office:value="0.00591715976331361">
            <text:p>0.0059171598</text:p>
          </table:table-cell>
          <table:table-cell office:value-type="float" office:value="0.0118343195266272">
            <text:p>0.01183431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8343195266272">
            <text:p>0.0118343195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39805825242718">
            <text:p>0.0339805825</text:p>
          </table:table-cell>
          <table:table-cell office:value-type="float" office:value="0.0194174757281553">
            <text:p>0.0194174757</text:p>
          </table:table-cell>
          <table:table-cell office:value-type="float" office:value="0.00485436893203883">
            <text:p>0.0048543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5631067961165">
            <text:p>0.01456310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3980582524272">
            <text:p>0.0533980583</text:p>
          </table:table-cell>
          <table:table-cell office:value-type="float" office:value="0.00970873786407767">
            <text:p>0.0097087379</text:p>
          </table:table-cell>
          <table:table-cell office:value-type="float" office:value="0.0194174757281553">
            <text:p>0.0194174757</text:p>
          </table:table-cell>
          <table:table-cell office:value-type="float" office:value="0">
            <text:p>0</text:p>
          </table:table-cell>
          <table:table-cell office:value-type="float" office:value="0.0436893203883495">
            <text:p>0.04368932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85436893203883">
            <text:p>0.0048543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office:value-type="float" office:value="0.00485436893203883">
            <text:p>0.00485436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85436893203883">
            <text:p>0.0048543689</text:p>
          </table:table-cell>
          <table:table-cell table:number-columns-repeated="2" office:value-type="float" office:value="0.00970873786407767">
            <text:p>0.0097087379</text:p>
          </table:table-cell>
          <table:table-cell office:value-type="float" office:value="0.00485436893203883">
            <text:p>0.00485436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0485436893203883">
            <text:p>0.0048543689</text:p>
          </table:table-cell>
          <table:table-cell office:value-type="float" office:value="0.00970873786407767">
            <text:p>0.0097087379</text:p>
          </table:table-cell>
          <table:table-cell office:value-type="float" office:value="0.00485436893203883">
            <text:p>0.0048543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85436893203883">
            <text:p>0.0048543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5631067961165">
            <text:p>0.0145631068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3" office:value-type="float" office:value="0">
            <text:p>0</text:p>
          </table:table-cell>
          <table:table-cell office:value-type="float" office:value="0.473684210526316">
            <text:p>0.4736842105</text:p>
          </table:table-cell>
          <table:table-cell office:value-type="float" office:value="0.157894736842105">
            <text:p>0.1578947368</text:p>
          </table:table-cell>
          <table:table-cell table:number-columns-repeated="2"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0.0526315789473684">
            <text:p>0.0526315789</text:p>
          </table:table-cell>
          <table:table-cell table:number-columns-repeated="4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8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10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4390243902439">
            <text:p>0.0243902439</text:p>
          </table:table-cell>
          <table:table-cell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office:value-type="float" office:value="0.024390243902439">
            <text:p>0.0243902439</text:p>
          </table:table-cell>
          <table:table-cell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10"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office:value-type="float" office:value="0.0487804878048781">
            <text:p>0.0487804878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38095238095238">
            <text:p>0.0238095238</text:p>
          </table:table-cell>
          <table:table-cell office:value-type="float" office:value="0.0714285714285714">
            <text:p>0.0714285714</text:p>
          </table:table-cell>
          <table:table-cell office:value-type="float" office:value="0.214285714285714">
            <text:p>0.2142857143</text:p>
          </table:table-cell>
          <table:table-cell office:value-type="float" office:value="0.0714285714285714">
            <text:p>0.0714285714</text:p>
          </table:table-cell>
          <table:table-cell office:value-type="float" office:value="0.0238095238095238">
            <text:p>0.0238095238</text:p>
          </table:table-cell>
          <table:table-cell office:value-type="float" office:value="0.142857142857143">
            <text:p>0.1428571429</text:p>
          </table:table-cell>
          <table:table-cell office:value-type="float" office:value="0.0476190476190476">
            <text:p>0.0476190476</text:p>
          </table:table-cell>
          <table:table-cell table:number-columns-repeated="2"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0.0238095238095238">
            <text:p>0.0238095238</text:p>
          </table:table-cell>
          <table:table-cell office:value-type="float" office:value="0.0476190476190476">
            <text:p>0.0476190476</text:p>
          </table:table-cell>
          <table:table-cell office:value-type="float" office:value="0.0238095238095238">
            <text:p>0.0238095238</text:p>
          </table:table-cell>
          <table:table-cell table:number-columns-repeated="4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01754385964912">
            <text:p>0.0701754386</text:p>
          </table:table-cell>
          <table:table-cell office:value-type="float" office:value="0.0614035087719298">
            <text:p>0.0614035088</text:p>
          </table:table-cell>
          <table:table-cell office:value-type="float" office:value="0.043859649122807">
            <text:p>0.0438596491</text:p>
          </table:table-cell>
          <table:table-cell office:value-type="float" office:value="0">
            <text:p>0</text:p>
          </table:table-cell>
          <table:table-cell office:value-type="float" office:value="0.245614035087719">
            <text:p>0.2456140351</text:p>
          </table:table-cell>
          <table:table-cell office:value-type="float" office:value="0.0526315789473684">
            <text:p>0.05263157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office:value-type="float" office:value="0.0175438596491228">
            <text:p>0.0175438596</text:p>
          </table:table-cell>
          <table:table-cell office:value-type="float" office:value="0.0087719298245614">
            <text:p>0.0087719298</text:p>
          </table:table-cell>
          <table:table-cell office:value-type="float" office:value="0">
            <text:p>0</text:p>
          </table:table-cell>
          <table:table-cell office:value-type="float" office:value="0.0087719298245614">
            <text:p>0.0087719298</text:p>
          </table:table-cell>
          <table:table-cell table:number-columns-repeated="5" office:value-type="float" office:value="0">
            <text:p>0</text:p>
          </table:table-cell>
          <table:table-cell office:value-type="float" office:value="0.0087719298245614">
            <text:p>0.00877192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7719298245614">
            <text:p>0.0087719298</text:p>
          </table:table-cell>
          <table:table-cell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table:number-columns-repeated="4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office:value-type="float" office:value="0">
            <text:p>0</text:p>
          </table:table-cell>
          <table:table-cell office:value-type="float" office:value="0.0087719298245614">
            <text:p>0.0087719298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0.185185185185185">
            <text:p>0.1851851852</text:p>
          </table:table-cell>
          <table:table-cell office:value-type="float" office:value="0.037037037037037">
            <text:p>0.037037037</text:p>
          </table:table-cell>
          <table:table-cell office:value-type="float" office:value="0.0740740740740741">
            <text:p>0.0740740741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7" office:value-type="float" office:value="0">
            <text:p>0</text:p>
          </table:table-cell>
          <table:table-cell office:value-type="float" office:value="0.0740740740740741">
            <text:p>0.074074074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0.037037037037037">
            <text:p>0.037037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0740740740741">
            <text:p>0.0740740741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2" office:value-type="float" office:value="0.230769230769231">
            <text:p>0.2307692308</text:p>
          </table:table-cell>
          <table:table-cell office:value-type="float" office:value="0.0769230769230769">
            <text:p>0.0769230769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table:number-columns-repeated="18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5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7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table:number-columns-repeated="16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27272727272727">
            <text:p>0.1272727273</text:p>
          </table:table-cell>
          <table:table-cell office:value-type="float" office:value="0.0454545454545455">
            <text:p>0.0454545455</text:p>
          </table:table-cell>
          <table:table-cell table:number-columns-repeated="2" office:value-type="float" office:value="0.0636363636363636">
            <text:p>0.0636363636</text:p>
          </table:table-cell>
          <table:table-cell table:number-columns-repeated="2" office:value-type="float" office:value="0.00909090909090909">
            <text:p>0.0090909091</text:p>
          </table:table-cell>
          <table:table-cell office:value-type="float" office:value="0">
            <text:p>0</text:p>
          </table:table-cell>
          <table:table-cell office:value-type="float" office:value="0.0272727272727273">
            <text:p>0.0272727273</text:p>
          </table:table-cell>
          <table:table-cell office:value-type="float" office:value="0">
            <text:p>0</text:p>
          </table:table-cell>
          <table:table-cell office:value-type="float" office:value="0.136363636363636">
            <text:p>0.1363636364</text:p>
          </table:table-cell>
          <table:table-cell office:value-type="float" office:value="0">
            <text:p>0</text:p>
          </table:table-cell>
          <table:table-cell office:value-type="float" office:value="0.0272727272727273">
            <text:p>0.027272727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909090909090909">
            <text:p>0.0090909091</text:p>
          </table:table-cell>
          <table:table-cell office:value-type="float" office:value="0.0363636363636364">
            <text:p>0.0363636364</text:p>
          </table:table-cell>
          <table:table-cell table:number-columns-repeated="8" office:value-type="float" office:value="0">
            <text:p>0</text:p>
          </table:table-cell>
          <table:table-cell office:value-type="float" office:value="0.00909090909090909">
            <text:p>0.0090909091</text:p>
          </table:table-cell>
          <table:table-cell office:value-type="float" office:value="0">
            <text:p>0</text:p>
          </table:table-cell>
          <table:table-cell office:value-type="float" office:value="0.00909090909090909">
            <text:p>0.0090909091</text:p>
          </table:table-cell>
          <table:table-cell table:number-columns-repeated="11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77358490566038">
            <text:p>0.0377358491</text:p>
          </table:table-cell>
          <table:table-cell office:value-type="float" office:value="0.188679245283019">
            <text:p>0.1886792453</text:p>
          </table:table-cell>
          <table:table-cell table:number-columns-repeated="2" office:value-type="float" office:value="0.0188679245283019">
            <text:p>0.0188679245</text:p>
          </table:table-cell>
          <table:table-cell office:value-type="float" office:value="0">
            <text:p>0</text:p>
          </table:table-cell>
          <table:table-cell office:value-type="float" office:value="0.0566037735849057">
            <text:p>0.05660377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566037735849057">
            <text:p>0.0566037736</text:p>
          </table:table-cell>
          <table:table-cell office:value-type="float" office:value="0">
            <text:p>0</text:p>
          </table:table-cell>
          <table:table-cell office:value-type="float" office:value="0.0377358490566038">
            <text:p>0.037735849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88679245283019">
            <text:p>0.0188679245</text:p>
          </table:table-cell>
          <table:table-cell table:number-columns-repeated="1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125">
            <text:p>0.03125</text:p>
          </table:table-cell>
          <table:table-cell office:value-type="float" office:value="0">
            <text:p>0</text:p>
          </table:table-cell>
          <table:table-cell office:value-type="float" office:value="0.09375">
            <text:p>0.09375</text:p>
          </table:table-cell>
          <table:table-cell office:value-type="float" office:value="0.0625">
            <text:p>0.0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0.09375">
            <text:p>0.09375</text:p>
          </table:table-cell>
          <table:table-cell table:number-columns-repeated="3" office:value-type="float" office:value="0.03125">
            <text:p>0.03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table:number-columns-repeated="1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44827586206897">
            <text:p>0.0344827586</text:p>
          </table:table-cell>
          <table:table-cell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2" office:value-type="float" office:value="0">
            <text:p>0</text:p>
          </table:table-cell>
          <table:table-cell office:value-type="float" office:value="0.206896551724138">
            <text:p>0.2068965517</text:p>
          </table:table-cell>
          <table:table-cell office:value-type="float" office:value="0.0689655172413793">
            <text:p>0.0689655172</text:p>
          </table:table-cell>
          <table:table-cell table:number-columns-repeated="2" office:value-type="float" office:value="0">
            <text:p>0</text:p>
          </table:table-cell>
          <table:table-cell office:value-type="float" office:value="0.103448275862069">
            <text:p>0.1034482759</text:p>
          </table:table-cell>
          <table:table-cell table:number-columns-repeated="10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3" office:value-type="float" office:value="0">
            <text:p>0</text:p>
          </table:table-cell>
          <table:table-cell office:value-type="float" office:value="0.103448275862069">
            <text:p>0.1034482759</text:p>
          </table:table-cell>
          <table:table-cell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2" office:value-type="float" office:value="0">
            <text:p>0</text:p>
          </table:table-cell>
          <table:table-cell office:value-type="float" office:value="0.103448275862069">
            <text:p>0.1034482759</text:p>
          </table:table-cell>
          <table:table-cell office:value-type="float" office:value="0.0344827586206897">
            <text:p>0.0344827586</text:p>
          </table:table-cell>
          <table:table-cell table:number-columns-repeated="6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33333333333333">
            <text:p>0.5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85185185185185">
            <text:p>0.0185185185</text:p>
          </table:table-cell>
          <table:table-cell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3" office:value-type="float" office:value="0">
            <text:p>0</text:p>
          </table:table-cell>
          <table:table-cell office:value-type="float" office:value="0.148148148148148">
            <text:p>0.1481481481</text:p>
          </table:table-cell>
          <table:table-cell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office:value-type="float" office:value="0.037037037037037">
            <text:p>0.037037037</text:p>
          </table:table-cell>
          <table:table-cell office:value-type="float" office:value="0.0740740740740741">
            <text:p>0.0740740741</text:p>
          </table:table-cell>
          <table:table-cell table:number-columns-repeated="4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7"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384615384615385">
            <text:p>0.0384615385</text:p>
          </table:table-cell>
          <table:table-cell office:value-type="float" office:value="0.0769230769230769">
            <text:p>0.07692307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3" office:value-type="float" office:value="0">
            <text:p>0</text:p>
          </table:table-cell>
          <table:table-cell office:value-type="float" office:value="0.192307692307692">
            <text:p>0.1923076923</text:p>
          </table:table-cell>
          <table:table-cell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18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03030303030303">
            <text:p>0.0303030303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0">
            <text:p>0</text:p>
          </table:table-cell>
          <table:table-cell office:value-type="float" office:value="0.0606060606060606">
            <text:p>0.0606060606</text:p>
          </table:table-cell>
          <table:table-cell office:value-type="float" office:value="0.0303030303030303">
            <text:p>0.0303030303</text:p>
          </table:table-cell>
          <table:table-cell office:value-type="float" office:value="0">
            <text:p>0</text:p>
          </table:table-cell>
          <table:table-cell office:value-type="float" office:value="0.0303030303030303">
            <text:p>0.0303030303</text:p>
          </table:table-cell>
          <table:table-cell table:number-columns-repeated="11" office:value-type="float" office:value="0">
            <text:p>0</text:p>
          </table:table-cell>
          <table:table-cell office:value-type="float" office:value="0.0303030303030303">
            <text:p>0.0303030303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666666666666667">
            <text:p>0.066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11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2258064516129">
            <text:p>0.0322580645</text:p>
          </table:table-cell>
          <table:table-cell table:number-columns-repeated="4" office:value-type="float" office:value="0">
            <text:p>0</text:p>
          </table:table-cell>
          <table:table-cell office:value-type="float" office:value="0.0645161290322581">
            <text:p>0.0645161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9032258064516">
            <text:p>0.1290322581</text:p>
          </table:table-cell>
          <table:table-cell office:value-type="float" office:value="0">
            <text:p>0</text:p>
          </table:table-cell>
          <table:table-cell office:value-type="float" office:value="0.032258064516129">
            <text:p>0.0322580645</text:p>
          </table:table-cell>
          <table:table-cell table:number-columns-repeated="18" office:value-type="float" office:value="0">
            <text:p>0</text:p>
          </table:table-cell>
          <table:table-cell office:value-type="float" office:value="0.032258064516129">
            <text:p>0.0322580645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20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0.181818181818182">
            <text:p>0.1818181818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9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1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714285714285714">
            <text:p>0.0714285714</text:p>
          </table:table-cell>
          <table:table-cell table:number-columns-repeated="8"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table:number-columns-repeated="16"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table:number-columns-repeated="11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769230769230769">
            <text:p>0.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6"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16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office:value-type="float" office:value="0.247422680412371">
            <text:p>0.2474226804</text:p>
          </table:table-cell>
          <table:table-cell office:value-type="float" office:value="0.154639175257732">
            <text:p>0.1546391753</text:p>
          </table:table-cell>
          <table:table-cell office:value-type="float" office:value="0.0309278350515464">
            <text:p>0.0309278351</text:p>
          </table:table-cell>
          <table:table-cell office:value-type="float" office:value="0.0206185567010309">
            <text:p>0.0206185567</text:p>
          </table:table-cell>
          <table:table-cell office:value-type="float" office:value="0">
            <text:p>0</text:p>
          </table:table-cell>
          <table:table-cell office:value-type="float" office:value="0.0309278350515464">
            <text:p>0.0309278351</text:p>
          </table:table-cell>
          <table:table-cell office:value-type="float" office:value="0">
            <text:p>0</text:p>
          </table:table-cell>
          <table:table-cell office:value-type="float" office:value="0.0824742268041237">
            <text:p>0.0824742268</text:p>
          </table:table-cell>
          <table:table-cell table:number-columns-repeated="5" office:value-type="float" office:value="0">
            <text:p>0</text:p>
          </table:table-cell>
          <table:table-cell office:value-type="float" office:value="0.0515463917525773">
            <text:p>0.0515463918</text:p>
          </table:table-cell>
          <table:table-cell table:number-columns-repeated="4"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table:number-columns-repeated="7" office:value-type="float" office:value="0">
            <text:p>0</text:p>
          </table:table-cell>
          <table:table-cell office:value-type="float" office:value="0.0309278350515464">
            <text:p>0.0309278351</text:p>
          </table:table-cell>
          <table:table-cell office:value-type="float" office:value="0.0103092783505155">
            <text:p>0.0103092784</text:p>
          </table:table-cell>
          <table:table-cell office:value-type="float" office:value="0.0309278350515464">
            <text:p>0.0309278351</text:p>
          </table:table-cell>
          <table:table-cell table:number-columns-repeated="7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54545454545455">
            <text:p>0.0454545455</text:p>
          </table:table-cell>
          <table:table-cell office:value-type="float" office:value="0.0909090909090909">
            <text:p>0.0909090909</text:p>
          </table:table-cell>
          <table:table-cell office:value-type="float" office:value="0.0454545454545455">
            <text:p>0.0454545455</text:p>
          </table:table-cell>
          <table:table-cell table:number-columns-repeated="2" office:value-type="float" office:value="0">
            <text:p>0</text:p>
          </table:table-cell>
          <table:table-cell office:value-type="float" office:value="0.136363636363636">
            <text:p>0.1363636364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2" office:value-type="float" office:value="0.0454545454545455">
            <text:p>0.0454545455</text:p>
          </table:table-cell>
          <table:table-cell table:number-columns-repeated="18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3" office:value-type="float" office:value="0">
            <text:p>0</text:p>
          </table:table-cell>
          <table:table-cell office:value-type="float" office:value="0.147058823529412">
            <text:p>0.1470588235</text:p>
          </table:table-cell>
          <table:table-cell table:number-columns-repeated="3"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table:number-columns-repeated="5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18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49253731343284">
            <text:p>0.0149253731</text:p>
          </table:table-cell>
          <table:table-cell office:value-type="float" office:value="0.119402985074627">
            <text:p>0.1194029851</text:p>
          </table:table-cell>
          <table:table-cell table:number-columns-repeated="2" office:value-type="float" office:value="0.0298507462686567">
            <text:p>0.0298507463</text:p>
          </table:table-cell>
          <table:table-cell office:value-type="float" office:value="0">
            <text:p>0</text:p>
          </table:table-cell>
          <table:table-cell office:value-type="float" office:value="0.17910447761194">
            <text:p>0.1791044776</text:p>
          </table:table-cell>
          <table:table-cell office:value-type="float" office:value="0.0298507462686567">
            <text:p>0.0298507463</text:p>
          </table:table-cell>
          <table:table-cell table:number-columns-repeated="2" office:value-type="float" office:value="0">
            <text:p>0</text:p>
          </table:table-cell>
          <table:table-cell office:value-type="float" office:value="0.17910447761194">
            <text:p>0.1791044776</text:p>
          </table:table-cell>
          <table:table-cell office:value-type="float" office:value="0">
            <text:p>0</text:p>
          </table:table-cell>
          <table:table-cell office:value-type="float" office:value="0.0746268656716418">
            <text:p>0.07462686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9253731343284">
            <text:p>0.0149253731</text:p>
          </table:table-cell>
          <table:table-cell office:value-type="float" office:value="0">
            <text:p>0</text:p>
          </table:table-cell>
          <table:table-cell office:value-type="float" office:value="0.0149253731343284">
            <text:p>0.0149253731</text:p>
          </table:table-cell>
          <table:table-cell table:number-columns-repeated="9" office:value-type="float" office:value="0">
            <text:p>0</text:p>
          </table:table-cell>
          <table:table-cell office:value-type="float" office:value="0.0298507462686567">
            <text:p>0.0298507463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49253731343284">
            <text:p>0.0149253731</text:p>
          </table:table-cell>
          <table:table-cell office:value-type="float" office:value="0.119402985074627">
            <text:p>0.1194029851</text:p>
          </table:table-cell>
          <table:table-cell table:number-columns-repeated="2" office:value-type="float" office:value="0.0298507462686567">
            <text:p>0.0298507463</text:p>
          </table:table-cell>
          <table:table-cell office:value-type="float" office:value="0">
            <text:p>0</text:p>
          </table:table-cell>
          <table:table-cell office:value-type="float" office:value="0.17910447761194">
            <text:p>0.1791044776</text:p>
          </table:table-cell>
          <table:table-cell office:value-type="float" office:value="0.0298507462686567">
            <text:p>0.0298507463</text:p>
          </table:table-cell>
          <table:table-cell table:number-columns-repeated="2" office:value-type="float" office:value="0">
            <text:p>0</text:p>
          </table:table-cell>
          <table:table-cell office:value-type="float" office:value="0.17910447761194">
            <text:p>0.1791044776</text:p>
          </table:table-cell>
          <table:table-cell office:value-type="float" office:value="0">
            <text:p>0</text:p>
          </table:table-cell>
          <table:table-cell office:value-type="float" office:value="0.0746268656716418">
            <text:p>0.07462686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9253731343284">
            <text:p>0.0149253731</text:p>
          </table:table-cell>
          <table:table-cell office:value-type="float" office:value="0">
            <text:p>0</text:p>
          </table:table-cell>
          <table:table-cell office:value-type="float" office:value="0.0149253731343284">
            <text:p>0.0149253731</text:p>
          </table:table-cell>
          <table:table-cell table:number-columns-repeated="9" office:value-type="float" office:value="0">
            <text:p>0</text:p>
          </table:table-cell>
          <table:table-cell office:value-type="float" office:value="0.0298507462686567">
            <text:p>0.0298507463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384615384615385">
            <text:p>0.03846153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3" office:value-type="float" office:value="0">
            <text:p>0</text:p>
          </table:table-cell>
          <table:table-cell office:value-type="float" office:value="0.192307692307692">
            <text:p>0.19230769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18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54545454545455">
            <text:p>0.0454545455</text:p>
          </table:table-cell>
          <table:table-cell office:value-type="float" office:value="0.136363636363636">
            <text:p>0.1363636364</text:p>
          </table:table-cell>
          <table:table-cell office:value-type="float" office:value="0.0909090909090909">
            <text:p>0.0909090909</text:p>
          </table:table-cell>
          <table:table-cell office:value-type="float" office:value="0.0454545454545455">
            <text:p>0.0454545455</text:p>
          </table:table-cell>
          <table:table-cell office:value-type="float" office:value="0">
            <text:p>0</text:p>
          </table:table-cell>
          <table:table-cell office:value-type="float" office:value="0.0681818181818182">
            <text:p>0.0681818182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0.0454545454545455">
            <text:p>0.0454545455</text:p>
          </table:table-cell>
          <table:table-cell office:value-type="float" office:value="0.0681818181818182">
            <text:p>0.0681818182</text:p>
          </table:table-cell>
          <table:table-cell table:number-columns-repeated="14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2258064516129">
            <text:p>0.0322580645</text:p>
          </table:table-cell>
          <table:table-cell table:number-columns-repeated="4" office:value-type="float" office:value="0">
            <text:p>0</text:p>
          </table:table-cell>
          <table:table-cell office:value-type="float" office:value="0.129032258064516">
            <text:p>0.1290322581</text:p>
          </table:table-cell>
          <table:table-cell table:number-columns-repeated="3" office:value-type="float" office:value="0">
            <text:p>0</text:p>
          </table:table-cell>
          <table:table-cell office:value-type="float" office:value="0.193548387096774">
            <text:p>0.1935483871</text:p>
          </table:table-cell>
          <table:table-cell office:value-type="float" office:value="0">
            <text:p>0</text:p>
          </table:table-cell>
          <table:table-cell office:value-type="float" office:value="0.0645161290322581">
            <text:p>0.064516129</text:p>
          </table:table-cell>
          <table:table-cell office:value-type="float" office:value="0">
            <text:p>0</text:p>
          </table:table-cell>
          <table:table-cell office:value-type="float" office:value="0.032258064516129">
            <text:p>0.0322580645</text:p>
          </table:table-cell>
          <table:table-cell table:number-columns-repeated="5" office:value-type="float" office:value="0">
            <text:p>0</text:p>
          </table:table-cell>
          <table:table-cell office:value-type="float" office:value="0.032258064516129">
            <text:p>0.0322580645</text:p>
          </table:table-cell>
          <table:table-cell table:number-columns-repeated="6" office:value-type="float" office:value="0">
            <text:p>0</text:p>
          </table:table-cell>
          <table:table-cell office:value-type="float" office:value="0.032258064516129">
            <text:p>0.0322580645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2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19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0.0833333333333333">
            <text:p>0.0833333333</text:p>
          </table:table-cell>
          <table:table-cell table:number-columns-repeated="6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19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table:number-columns-repeated="7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1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25">
            <text:p>0.25</text:p>
          </table:table-cell>
          <table:table-cell table:number-columns-repeated="8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73913043478261">
            <text:p>0.0173913043</text:p>
          </table:table-cell>
          <table:table-cell table:number-columns-repeated="2" office:value-type="float" office:value="0.00869565217391305">
            <text:p>0.0086956522</text:p>
          </table:table-cell>
          <table:table-cell table:number-columns-repeated="16" office:value-type="float" office:value="0">
            <text:p>0</text:p>
          </table:table-cell>
          <table:table-cell office:value-type="float" office:value="0.00869565217391305">
            <text:p>0.0086956522</text:p>
          </table:table-cell>
          <table:table-cell table:number-columns-repeated="5" office:value-type="float" office:value="0">
            <text:p>0</text:p>
          </table:table-cell>
          <table:table-cell office:value-type="float" office:value="0.0608695652173913">
            <text:p>0.060869565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69565217391305">
            <text:p>0.00869565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69565217391305">
            <text:p>0.0086956522</text:p>
          </table:table-cell>
          <table:table-cell office:value-type="float" office:value="0">
            <text:p>0</text:p>
          </table:table-cell>
          <table:table-cell office:value-type="float" office:value="0.0173913043478261">
            <text:p>0.0173913043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office:value-type="float" office:value="0.102564102564103">
            <text:p>0.1025641026</text:p>
          </table:table-cell>
          <table:table-cell office:value-type="float" office:value="0.0769230769230769">
            <text:p>0.0769230769</text:p>
          </table:table-cell>
          <table:table-cell office:value-type="float" office:value="0">
            <text:p>0</text:p>
          </table:table-cell>
          <table:table-cell office:value-type="float" office:value="0.256410256410256">
            <text:p>0.2564102564</text:p>
          </table:table-cell>
          <table:table-cell office:value-type="float" office:value="0.0256410256410256">
            <text:p>0.02564102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4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11" office:value-type="float" office:value="0">
            <text:p>0</text:p>
          </table:table-cell>
          <table:table-cell office:value-type="float" office:value="0.102564102564103">
            <text:p>0.10256410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344827586206897">
            <text:p>0.0344827586</text:p>
          </table:table-cell>
          <table:table-cell office:value-type="float" office:value="0.103448275862069">
            <text:p>0.1034482759</text:p>
          </table:table-cell>
          <table:table-cell office:value-type="float" office:value="0.0344827586206897">
            <text:p>0.0344827586</text:p>
          </table:table-cell>
          <table:table-cell office:value-type="float" office:value="0">
            <text:p>0</text:p>
          </table:table-cell>
          <table:table-cell office:value-type="float" office:value="0.206896551724138">
            <text:p>0.2068965517</text:p>
          </table:table-cell>
          <table:table-cell table:number-columns-repeated="3" office:value-type="float" office:value="0">
            <text:p>0</text:p>
          </table:table-cell>
          <table:table-cell office:value-type="float" office:value="0.103448275862069">
            <text:p>0.1034482759</text:p>
          </table:table-cell>
          <table:table-cell table:number-columns-repeated="2" office:value-type="float" office:value="0.0344827586206897">
            <text:p>0.0344827586</text:p>
          </table:table-cell>
          <table:table-cell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44827586206897">
            <text:p>0.0344827586</text:p>
          </table:table-cell>
          <table:table-cell table:number-columns-repeated="9" office:value-type="float" office:value="0">
            <text:p>0</text:p>
          </table:table-cell>
          <table:table-cell office:value-type="float" office:value="0.0689655172413793">
            <text:p>0.068965517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16"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0.0588235294117647">
            <text:p>0.0588235294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0.0416666666666667">
            <text:p>0.041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4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6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40740740740741">
            <text:p>0.0740740741</text:p>
          </table:table-cell>
          <table:table-cell table:number-columns-repeated="2"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7037037037037">
            <text:p>0.037037037</text:p>
          </table:table-cell>
          <table:table-cell table:number-columns-repeated="16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974025974026">
            <text:p>0.025974026</text:p>
          </table:table-cell>
          <table:table-cell table:number-columns-repeated="3"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0.012987012987013">
            <text:p>0.012987013</text:p>
          </table:table-cell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office:value-type="float" office:value="0.025974025974026">
            <text:p>0.025974026</text:p>
          </table:table-cell>
          <table:table-cell office:value-type="float" office:value="0.012987012987013">
            <text:p>0.012987013</text:p>
          </table:table-cell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974025974026">
            <text:p>0.025974026</text:p>
          </table:table-cell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0.153846153846154">
            <text:p>0.1538461538</text:p>
          </table:table-cell>
          <table:table-cell table:number-columns-repeated="5"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137931034482759">
            <text:p>0.137931034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9425287356322">
            <text:p>0.1494252874</text:p>
          </table:table-cell>
          <table:table-cell table:number-columns-repeated="16" office:value-type="float" office:value="0">
            <text:p>0</text:p>
          </table:table-cell>
          <table:table-cell office:value-type="float" office:value="0.0114942528735632">
            <text:p>0.01149425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4942528735632">
            <text:p>0.0114942529</text:p>
          </table:table-cell>
          <table:table-cell table:number-columns-repeated="1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office:value-type="float" office:value="0.0975609756097561">
            <text:p>0.0975609756</text:p>
          </table:table-cell>
          <table:table-cell office:value-type="float" office:value="0.0731707317073171">
            <text:p>0.0731707317</text:p>
          </table:table-cell>
          <table:table-cell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1951219512195">
            <text:p>0.12195121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18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7"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table:number-columns-repeated="21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714285714285714">
            <text:p>0.0714285714</text:p>
          </table:table-cell>
          <table:table-cell office:value-type="float" office:value="0.0357142857142857">
            <text:p>0.0357142857</text:p>
          </table:table-cell>
          <table:table-cell table:number-columns-repeated="7" office:value-type="float" office:value="0">
            <text:p>0</text:p>
          </table:table-cell>
          <table:table-cell office:value-type="float" office:value="0.107142857142857">
            <text:p>0.1071428571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2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714285714285714">
            <text:p>0.0714285714</text:p>
          </table:table-cell>
          <table:table-cell office:value-type="float" office:value="0.0357142857142857">
            <text:p>0.0357142857</text:p>
          </table:table-cell>
          <table:table-cell table:number-columns-repeated="7" office:value-type="float" office:value="0">
            <text:p>0</text:p>
          </table:table-cell>
          <table:table-cell office:value-type="float" office:value="0.107142857142857">
            <text:p>0.1071428571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2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8"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8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70940170940171">
            <text:p>0.0170940171</text:p>
          </table:table-cell>
          <table:table-cell office:value-type="float" office:value="0">
            <text:p>0</text:p>
          </table:table-cell>
          <table:table-cell office:value-type="float" office:value="0.0341880341880342">
            <text:p>0.0341880342</text:p>
          </table:table-cell>
          <table:table-cell office:value-type="float" office:value="0.00854700854700855">
            <text:p>0.00854700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54700854700855">
            <text:p>0.0085470085</text:p>
          </table:table-cell>
          <table:table-cell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854700854700855">
            <text:p>0.0085470085</text:p>
          </table:table-cell>
          <table:table-cell table:number-columns-repeated="8" office:value-type="float" office:value="0">
            <text:p>0</text:p>
          </table:table-cell>
          <table:table-cell office:value-type="float" office:value="0.00854700854700855">
            <text:p>0.0085470085</text:p>
          </table:table-cell>
          <table:table-cell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2" office:value-type="float" office:value="0.00854700854700855">
            <text:p>0.008547008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70940170940171">
            <text:p>0.0170940171</text:p>
          </table:table-cell>
          <table:table-cell table:number-columns-repeated="984"/>
        </table:table-row>
        <table:table-row table:style-name="ro1">
          <table:table-cell office:value-type="float" office:value="0.0588235294117647">
            <text:p>0.0588235294</text:p>
          </table:table-cell>
          <table:table-cell table:number-columns-repeated="4"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3"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9"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table:number-columns-repeated="1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84615384615385">
            <text:p>0.0384615385</text:p>
          </table:table-cell>
          <table:table-cell table:number-columns-repeated="4" office:value-type="float" office:value="0">
            <text:p>0</text:p>
          </table:table-cell>
          <table:table-cell office:value-type="float" office:value="0.115384615384615">
            <text:p>0.1153846154</text:p>
          </table:table-cell>
          <table:table-cell office:value-type="float" office:value="0.0384615384615385">
            <text:p>0.03846153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11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6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4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0.142857142857143">
            <text:p>0.1428571429</text:p>
          </table:table-cell>
          <table:table-cell table:number-columns-repeated="5"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table:number-columns-repeated="20"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34782608695652">
            <text:p>0.0434782609</text:p>
          </table:table-cell>
          <table:table-cell office:value-type="float" office:value="0">
            <text:p>0</text:p>
          </table:table-cell>
          <table:table-cell office:value-type="float" office:value="0.0869565217391304">
            <text:p>0.0869565217</text:p>
          </table:table-cell>
          <table:table-cell table:number-columns-repeated="2" office:value-type="float" office:value="0">
            <text:p>0</text:p>
          </table:table-cell>
          <table:table-cell office:value-type="float" office:value="0.173913043478261">
            <text:p>0.1739130435</text:p>
          </table:table-cell>
          <table:table-cell table:number-columns-repeated="2" office:value-type="float" office:value="0.0434782608695652">
            <text:p>0.0434782609</text:p>
          </table:table-cell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19"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0434782608695652">
            <text:p>0.0434782609</text:p>
          </table:table-cell>
          <table:table-cell table:number-columns-repeated="984"/>
        </table:table-row>
        <table:table-row table:style-name="ro1">
          <table:table-cell office:value-type="float" office:value="0.0185185185185185">
            <text:p>0.0185185185</text:p>
          </table:table-cell>
          <table:table-cell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office:value-type="float" office:value="0.0185185185185185">
            <text:p>0.0185185185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3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2" office:value-type="float" office:value="0.0185185185185185">
            <text:p>0.0185185185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85185185185185">
            <text:p>0.0185185185</text:p>
          </table:table-cell>
          <table:table-cell table:number-columns-repeated="2"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office:value-type="float" office:value="0.0833333333333333">
            <text:p>0.0833333333</text:p>
          </table:table-cell>
          <table:table-cell office:value-type="float" office:value="0.0416666666666667">
            <text:p>0.0416666667</text:p>
          </table:table-cell>
          <table:table-cell table:number-columns-repeated="5" office:value-type="float" office:value="0">
            <text:p>0</text:p>
          </table:table-cell>
          <table:table-cell office:value-type="float" office:value="0.104166666666667">
            <text:p>0.1041666667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208333333333333">
            <text:p>0.0208333333</text:p>
          </table:table-cell>
          <table:table-cell table:number-columns-repeated="8"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office:value-type="float" office:value="0.0416666666666667">
            <text:p>0.0416666667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57142857142857">
            <text:p>0.0357142857</text:p>
          </table:table-cell>
          <table:table-cell office:value-type="float" office:value="0.0714285714285714">
            <text:p>0.0714285714</text:p>
          </table:table-cell>
          <table:table-cell table:number-columns-repeated="2" office:value-type="float" office:value="0.0357142857142857">
            <text:p>0.0357142857</text:p>
          </table:table-cell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0.0357142857142857">
            <text:p>0.0357142857</text:p>
          </table:table-cell>
          <table:table-cell office:value-type="float" office:value="0.0714285714285714">
            <text:p>0.0714285714</text:p>
          </table:table-cell>
          <table:table-cell table:number-columns-repeated="8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8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66666666666667">
            <text:p>0.1666666667</text:p>
          </table:table-cell>
          <table:table-cell office:value-type="float" office:value="0.333333333333333">
            <text:p>0.3333333333</text:p>
          </table:table-cell>
          <table:table-cell office:value-type="float" office:value="0.166666666666667">
            <text:p>0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28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9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4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3"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table:number-columns-repeated="8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18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0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office:value-type="float" office:value="0.0238095238095238">
            <text:p>0.0238095238</text:p>
          </table:table-cell>
          <table:table-cell table:number-columns-repeated="5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38095238095238">
            <text:p>0.0238095238</text:p>
          </table:table-cell>
          <table:table-cell table:number-columns-repeated="17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office:value-type="float" office:value="0.0476190476190476">
            <text:p>0.047619047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15384615384615">
            <text:p>0.1153846154</text:p>
          </table:table-cell>
          <table:table-cell office:value-type="float" office:value="0.0769230769230769">
            <text:p>0.0769230769</text:p>
          </table:table-cell>
          <table:table-cell table:number-columns-repeated="4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4615384615385">
            <text:p>0.03846153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10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table:number-columns-repeated="2" office:value-type="float" office:value="0.0555555555555556">
            <text:p>0.0555555556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0.0555555555555556">
            <text:p>0.055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10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1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53475935828877">
            <text:p>0.0053475936</text:p>
          </table:table-cell>
          <table:table-cell office:value-type="float" office:value="0.0374331550802139">
            <text:p>0.0374331551</text:p>
          </table:table-cell>
          <table:table-cell office:value-type="float" office:value="0.0320855614973262">
            <text:p>0.0320855615</text:p>
          </table:table-cell>
          <table:table-cell table:number-columns-repeated="2" office:value-type="float" office:value="0.00267379679144385">
            <text:p>0.0026737968</text:p>
          </table:table-cell>
          <table:table-cell table:number-columns-repeated="4" office:value-type="float" office:value="0">
            <text:p>0</text:p>
          </table:table-cell>
          <table:table-cell office:value-type="float" office:value="0.0133689839572193">
            <text:p>0.013368984</text:p>
          </table:table-cell>
          <table:table-cell office:value-type="float" office:value="0.0347593582887701">
            <text:p>0.034759358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00267379679144385">
            <text:p>0.0026737968</text:p>
          </table:table-cell>
          <table:table-cell office:value-type="float" office:value="0">
            <text:p>0</text:p>
          </table:table-cell>
          <table:table-cell office:value-type="float" office:value="0.00267379679144385">
            <text:p>0.0026737968</text:p>
          </table:table-cell>
          <table:table-cell office:value-type="float" office:value="0">
            <text:p>0</text:p>
          </table:table-cell>
          <table:table-cell office:value-type="float" office:value="0.00267379679144385">
            <text:p>0.00267379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67379679144385">
            <text:p>0.0026737968</text:p>
          </table:table-cell>
          <table:table-cell office:value-type="float" office:value="0.0053475935828877">
            <text:p>0.0053475936</text:p>
          </table:table-cell>
          <table:table-cell office:value-type="float" office:value="0">
            <text:p>0</text:p>
          </table:table-cell>
          <table:table-cell office:value-type="float" office:value="0.0053475935828877">
            <text:p>0.00534759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02139037433155">
            <text:p>0.0080213904</text:p>
          </table:table-cell>
          <table:table-cell office:value-type="float" office:value="0.0160427807486631">
            <text:p>0.0160427807</text:p>
          </table:table-cell>
          <table:table-cell office:value-type="float" office:value="0.00267379679144385">
            <text:p>0.0026737968</text:p>
          </table:table-cell>
          <table:table-cell office:value-type="float" office:value="0">
            <text:p>0</text:p>
          </table:table-cell>
          <table:table-cell office:value-type="float" office:value="0.0053475935828877">
            <text:p>0.0053475936</text:p>
          </table:table-cell>
          <table:table-cell office:value-type="float" office:value="0.00802139037433155">
            <text:p>0.0080213904</text:p>
          </table:table-cell>
          <table:table-cell office:value-type="float" office:value="0">
            <text:p>0</text:p>
          </table:table-cell>
          <table:table-cell office:value-type="float" office:value="0.0053475935828877">
            <text:p>0.0053475936</text:p>
          </table:table-cell>
          <table:table-cell office:value-type="float" office:value="0">
            <text:p>0</text:p>
          </table:table-cell>
          <table:table-cell office:value-type="float" office:value="0.00267379679144385">
            <text:p>0.0026737968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526315789473684">
            <text:p>0.0526315789</text:p>
          </table:table-cell>
          <table:table-cell table:number-columns-repeated="4" office:value-type="float" office:value="0">
            <text:p>0</text:p>
          </table:table-cell>
          <table:table-cell office:value-type="float" office:value="0.105263157894737">
            <text:p>0.1052631579</text:p>
          </table:table-cell>
          <table:table-cell table:number-columns-repeated="3"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table:number-columns-repeated="2" office:value-type="float" office:value="0.105263157894737">
            <text:p>0.10526315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10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1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0.0454545454545455">
            <text:p>0.0454545455</text:p>
          </table:table-cell>
          <table:table-cell table:number-columns-repeated="9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8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office:value-type="float" office:value="0.0909090909090909">
            <text:p>0.0909090909</text:p>
          </table:table-cell>
          <table:table-cell table:number-columns-repeated="4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205882352941176">
            <text:p>0.2058823529</text:p>
          </table:table-cell>
          <table:table-cell office:value-type="float" office:value="0.0588235294117647">
            <text:p>0.0588235294</text:p>
          </table:table-cell>
          <table:table-cell table:number-columns-repeated="9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555555555555556">
            <text:p>0.0555555556</text:p>
          </table:table-cell>
          <table:table-cell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0.0769230769230769">
            <text:p>0.0769230769</text:p>
          </table:table-cell>
          <table:table-cell table:number-columns-repeated="10"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table:number-columns-repeated="11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1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7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466666666666667">
            <text:p>0.4666666667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69491525423729">
            <text:p>0.0169491525</text:p>
          </table:table-cell>
          <table:table-cell table:number-columns-repeated="2" office:value-type="float" office:value="0.169491525423729">
            <text:p>0.1694915254</text:p>
          </table:table-cell>
          <table:table-cell office:value-type="float" office:value="0">
            <text:p>0</text:p>
          </table:table-cell>
          <table:table-cell office:value-type="float" office:value="0.152542372881356">
            <text:p>0.1525423729</text:p>
          </table:table-cell>
          <table:table-cell office:value-type="float" office:value="0.0338983050847458">
            <text:p>0.0338983051</text:p>
          </table:table-cell>
          <table:table-cell table:number-columns-repeated="19" office:value-type="float" office:value="0">
            <text:p>0</text:p>
          </table:table-cell>
          <table:table-cell office:value-type="float" office:value="0.0338983050847458">
            <text:p>0.0338983051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9491525423729">
            <text:p>0.01694915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9491525423729">
            <text:p>0.0169491525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office:value-type="float" office:value="0.147058823529412">
            <text:p>0.1470588235</text:p>
          </table:table-cell>
          <table:table-cell office:value-type="float" office:value="0.0882352941176471">
            <text:p>0.0882352941</text:p>
          </table:table-cell>
          <table:table-cell office:value-type="float" office:value="0.0294117647058824">
            <text:p>0.0294117647</text:p>
          </table:table-cell>
          <table:table-cell table:number-columns-repeated="4" office:value-type="float" office:value="0">
            <text:p>0</text:p>
          </table:table-cell>
          <table:table-cell office:value-type="float" office:value="0.102941176470588">
            <text:p>0.10294117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4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table:number-columns-repeated="8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table:number-columns-repeated="5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table:number-columns-repeated="21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table:number-columns-repeated="4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table:number-columns-repeated="12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table:number-columns-repeated="2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5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14" office:value-type="float" office:value="0">
            <text:p>0</text:p>
          </table:table-cell>
          <table:table-cell table:number-columns-repeated="3"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19148936170213">
            <text:p>0.0319148936</text:p>
          </table:table-cell>
          <table:table-cell office:value-type="float" office:value="0.0106382978723404">
            <text:p>0.01063829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2340425531915">
            <text:p>0.0372340426</text:p>
          </table:table-cell>
          <table:table-cell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office:value-type="float" office:value="0">
            <text:p>0</text:p>
          </table:table-cell>
          <table:table-cell office:value-type="float" office:value="0.00531914893617021">
            <text:p>0.00531914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office:value-type="float" office:value="0">
            <text:p>0</text:p>
          </table:table-cell>
          <table:table-cell office:value-type="float" office:value="0.00531914893617021">
            <text:p>0.00531914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table:number-columns-repeated="4"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office:value-type="float" office:value="0.00531914893617021">
            <text:p>0.0053191489</text:p>
          </table:table-cell>
          <table:table-cell table:number-columns-repeated="4" office:value-type="float" office:value="0">
            <text:p>0</text:p>
          </table:table-cell>
          <table:table-cell office:value-type="float" office:value="0.00531914893617021">
            <text:p>0.0053191489</text:p>
          </table:table-cell>
          <table:table-cell office:value-type="float" office:value="0.0106382978723404">
            <text:p>0.0106382979</text:p>
          </table:table-cell>
          <table:table-cell table:number-columns-repeated="4" office:value-type="float" office:value="0">
            <text:p>0</text:p>
          </table:table-cell>
          <table:table-cell office:value-type="float" office:value="0.00531914893617021">
            <text:p>0.0053191489</text:p>
          </table:table-cell>
          <table:table-cell office:value-type="float" office:value="0.0159574468085106">
            <text:p>0.0159574468</text:p>
          </table:table-cell>
          <table:table-cell office:value-type="float" office:value="0.00531914893617021">
            <text:p>0.0053191489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table:number-columns-repeated="2" office:value-type="float" office:value="0.0285714285714286">
            <text:p>0.0285714286</text:p>
          </table:table-cell>
          <table:table-cell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table:number-columns-repeated="6"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1875">
            <text:p>0.21875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03125">
            <text:p>0.03125</text:p>
          </table:table-cell>
          <table:table-cell table:number-columns-repeated="3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857142857142857">
            <text:p>0.0857142857</text:p>
          </table:table-cell>
          <table:table-cell office:value-type="float" office:value="0">
            <text:p>0</text:p>
          </table:table-cell>
          <table:table-cell office:value-type="float" office:value="0.0571428571428571">
            <text:p>0.0571428571</text:p>
          </table:table-cell>
          <table:table-cell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office:value-type="float" office:value="0">
            <text:p>0</text:p>
          </table:table-cell>
          <table:table-cell office:value-type="float" office:value="0.0571428571428571">
            <text:p>0.05714285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table:number-columns-repeated="5"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table:number-columns-repeated="4"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table:number-columns-repeated="5" office:value-type="float" office:value="0">
            <text:p>0</text:p>
          </table:table-cell>
          <table:table-cell office:value-type="float" office:value="0.0571428571428571">
            <text:p>0.0571428571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0704225352112676">
            <text:p>0.0070422535</text:p>
          </table:table-cell>
          <table:table-cell office:value-type="float" office:value="0.028169014084507">
            <text:p>0.0281690141</text:p>
          </table:table-cell>
          <table:table-cell office:value-type="float" office:value="0.0422535211267606">
            <text:p>0.0422535211</text:p>
          </table:table-cell>
          <table:table-cell office:value-type="float" office:value="0.0211267605633803">
            <text:p>0.0211267606</text:p>
          </table:table-cell>
          <table:table-cell office:value-type="float" office:value="0">
            <text:p>0</text:p>
          </table:table-cell>
          <table:table-cell office:value-type="float" office:value="0.0140845070422535">
            <text:p>0.014084507</text:p>
          </table:table-cell>
          <table:table-cell office:value-type="float" office:value="0">
            <text:p>0</text:p>
          </table:table-cell>
          <table:table-cell office:value-type="float" office:value="0.0140845070422535">
            <text:p>0.014084507</text:p>
          </table:table-cell>
          <table:table-cell office:value-type="float" office:value="0">
            <text:p>0</text:p>
          </table:table-cell>
          <table:table-cell office:value-type="float" office:value="0.0211267605633803">
            <text:p>0.02112676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40845070422535">
            <text:p>0.0140845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1267605633803">
            <text:p>0.021126760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11267605633803">
            <text:p>0.0211267606</text:p>
          </table:table-cell>
          <table:table-cell table:number-columns-repeated="4" office:value-type="float" office:value="0">
            <text:p>0</text:p>
          </table:table-cell>
          <table:table-cell office:value-type="float" office:value="0.00704225352112676">
            <text:p>0.00704225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8169014084507">
            <text:p>0.02816901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8169014084507">
            <text:p>0.0281690141</text:p>
          </table:table-cell>
          <table:table-cell office:value-type="float" office:value="0.0140845070422535">
            <text:p>0.0140845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04225352112676">
            <text:p>0.0070422535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54545454545455">
            <text:p>0.0454545455</text:p>
          </table:table-cell>
          <table:table-cell office:value-type="float" office:value="0.136363636363636">
            <text:p>0.1363636364</text:p>
          </table:table-cell>
          <table:table-cell office:value-type="float" office:value="0.0454545454545455">
            <text:p>0.0454545455</text:p>
          </table:table-cell>
          <table:table-cell table:number-columns-repeated="6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137254901960784">
            <text:p>0.137254902</text:p>
          </table:table-cell>
          <table:table-cell office:value-type="float" office:value="0.0980392156862745">
            <text:p>0.0980392157</text:p>
          </table:table-cell>
          <table:table-cell office:value-type="float" office:value="0.0196078431372549">
            <text:p>0.01960784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office:value-type="float" office:value="0">
            <text:p>0</text:p>
          </table:table-cell>
          <table:table-cell office:value-type="float" office:value="0.0392156862745098">
            <text:p>0.0392156863</text:p>
          </table:table-cell>
          <table:table-cell table:number-columns-repeated="16"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4">
            <text:p>0.04</text:p>
          </table:table-cell>
          <table:table-cell table:number-columns-repeated="7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14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table:number-columns-repeated="23"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table:number-columns-repeated="1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137931034482759">
            <text:p>0.1379310345</text:p>
          </table:table-cell>
          <table:table-cell office:value-type="float" office:value="0.0344827586206897">
            <text:p>0.034482758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44827586206897">
            <text:p>0.0344827586</text:p>
          </table:table-cell>
          <table:table-cell table:number-columns-repeated="14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7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2" office:value-type="float" office:value="0.0222222222222222">
            <text:p>0.0222222222</text:p>
          </table:table-cell>
          <table:table-cell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4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0.0444444444444445">
            <text:p>0.0444444444</text:p>
          </table:table-cell>
          <table:table-cell table:number-columns-repeated="14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175438596491228">
            <text:p>0.0175438596</text:p>
          </table:table-cell>
          <table:table-cell office:value-type="float" office:value="0.0526315789473684">
            <text:p>0.0526315789</text:p>
          </table:table-cell>
          <table:table-cell office:value-type="float" office:value="0.043859649122807">
            <text:p>0.0438596491</text:p>
          </table:table-cell>
          <table:table-cell table:number-columns-repeated="5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office:value-type="float" office:value="0.0087719298245614">
            <text:p>0.0087719298</text:p>
          </table:table-cell>
          <table:table-cell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office:value-type="float" office:value="0.0175438596491228">
            <text:p>0.01754385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table:number-columns-repeated="4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33333333333333">
            <text:p>0.0333333333</text:p>
          </table:table-cell>
          <table:table-cell office:value-type="float" office:value="0.0666666666666667">
            <text:p>0.0666666667</text:p>
          </table:table-cell>
          <table:table-cell table:number-columns-repeated="7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27868852459016">
            <text:p>0.0327868852</text:p>
          </table:table-cell>
          <table:table-cell office:value-type="float" office:value="0.0491803278688525">
            <text:p>0.0491803279</text:p>
          </table:table-cell>
          <table:table-cell table:number-columns-repeated="2" office:value-type="float" office:value="0.0327868852459016">
            <text:p>0.0327868852</text:p>
          </table:table-cell>
          <table:table-cell office:value-type="float" office:value="0">
            <text:p>0</text:p>
          </table:table-cell>
          <table:table-cell office:value-type="float" office:value="0.0491803278688525">
            <text:p>0.04918032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7868852459016">
            <text:p>0.03278688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office:value-type="float" office:value="0">
            <text:p>0</text:p>
          </table:table-cell>
          <table:table-cell office:value-type="float" office:value="0.0327868852459016">
            <text:p>0.0327868852</text:p>
          </table:table-cell>
          <table:table-cell table:number-columns-repeated="4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10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04166666666667">
            <text:p>0.0104166667</text:p>
          </table:table-cell>
          <table:table-cell office:value-type="float" office:value="0.03125">
            <text:p>0.03125</text:p>
          </table:table-cell>
          <table:table-cell office:value-type="float" office:value="0.135416666666667">
            <text:p>0.1354166667</text:p>
          </table:table-cell>
          <table:table-cell office:value-type="float" office:value="0.0989583333333333">
            <text:p>0.0989583333</text:p>
          </table:table-cell>
          <table:table-cell office:value-type="float" office:value="0.0104166666666667">
            <text:p>0.0104166667</text:p>
          </table:table-cell>
          <table:table-cell office:value-type="float" office:value="0.00520833333333333">
            <text:p>0.0052083333</text:p>
          </table:table-cell>
          <table:table-cell office:value-type="float" office:value="0">
            <text:p>0</text:p>
          </table:table-cell>
          <table:table-cell office:value-type="float" office:value="0.0104166666666667">
            <text:p>0.010416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04166666666667">
            <text:p>0.0104166667</text:p>
          </table:table-cell>
          <table:table-cell office:value-type="float" office:value="0.015625">
            <text:p>0.015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20833333333333">
            <text:p>0.0052083333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0.00520833333333333">
            <text:p>0.005208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office:value-type="float" office:value="0.00520833333333333">
            <text:p>0.0052083333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88461538461538">
            <text:p>0.0288461538</text:p>
          </table:table-cell>
          <table:table-cell office:value-type="float" office:value="0.413461538461538">
            <text:p>0.4134615385</text:p>
          </table:table-cell>
          <table:table-cell office:value-type="float" office:value="0.240384615384615">
            <text:p>0.2403846154</text:p>
          </table:table-cell>
          <table:table-cell office:value-type="float" office:value="0.0384615384615385">
            <text:p>0.0384615385</text:p>
          </table:table-cell>
          <table:table-cell office:value-type="float" office:value="0.0192307692307692">
            <text:p>0.0192307692</text:p>
          </table:table-cell>
          <table:table-cell office:value-type="float" office:value="0">
            <text:p>0</text:p>
          </table:table-cell>
          <table:table-cell office:value-type="float" office:value="0.105769230769231">
            <text:p>0.10576923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73076923076923">
            <text:p>0.0673076923</text:p>
          </table:table-cell>
          <table:table-cell table:number-columns-repeated="7" office:value-type="float" office:value="0">
            <text:p>0</text:p>
          </table:table-cell>
          <table:table-cell office:value-type="float" office:value="0.00961538461538462">
            <text:p>0.0096153846</text:p>
          </table:table-cell>
          <table:table-cell table:number-columns-repeated="2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0843373493975904">
            <text:p>0.0843373494</text:p>
          </table:table-cell>
          <table:table-cell office:value-type="float" office:value="0.072289156626506">
            <text:p>0.0722891566</text:p>
          </table:table-cell>
          <table:table-cell office:value-type="float" office:value="0.0481927710843374">
            <text:p>0.0481927711</text:p>
          </table:table-cell>
          <table:table-cell table:number-columns-repeated="4" office:value-type="float" office:value="0">
            <text:p>0</text:p>
          </table:table-cell>
          <table:table-cell office:value-type="float" office:value="0.0240963855421687">
            <text:p>0.0240963855</text:p>
          </table:table-cell>
          <table:table-cell table:number-columns-repeated="4" office:value-type="float" office:value="0">
            <text:p>0</text:p>
          </table:table-cell>
          <table:table-cell office:value-type="float" office:value="0.0240963855421687">
            <text:p>0.0240963855</text:p>
          </table:table-cell>
          <table:table-cell office:value-type="float" office:value="0.0120481927710843">
            <text:p>0.01204819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0963855421687">
            <text:p>0.0240963855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0.0120481927710843">
            <text:p>0.01204819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0481927710843">
            <text:p>0.0120481928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85714285714286">
            <text:p>0.0285714286</text:p>
          </table:table-cell>
          <table:table-cell office:value-type="float" office:value="0.0142857142857143">
            <text:p>0.014285714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0">
            <text:p>0</text:p>
          </table:table-cell>
          <table:table-cell office:value-type="float" office:value="0.0428571428571429">
            <text:p>0.0428571429</text:p>
          </table:table-cell>
          <table:table-cell office:value-type="float" office:value="0.0142857142857143">
            <text:p>0.0142857143</text:p>
          </table:table-cell>
          <table:table-cell office:value-type="float" office:value="0.0428571428571429">
            <text:p>0.0428571429</text:p>
          </table:table-cell>
          <table:table-cell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0.0142857142857143">
            <text:p>0.0142857143</text:p>
          </table:table-cell>
          <table:table-cell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01:24:34</meta:creation-date>
    <dc:date>2012-12-07T01:34:26</dc:date>
    <meta:editing-duration>PT7M29S</meta:editing-duration>
    <meta:editing-cycles>3</meta:editing-cycles>
    <meta:generator>LibreOffice/3.5$Linux_X86_64 LibreOffice_project/350m1$Build-2</meta:generator>
    <meta:document-statistic meta:table-count="2" meta:cell-count="8040" meta:object-count="0"/>
  </office:meta>
</office:document-meta>
</file>